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genda-LightCondensed1" svg:font-family="Agenda-LightCondense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866in" fo:margin-left="-0.075in" fo:margin-top="0in" fo:margin-bottom="0in" table:align="left" style:writing-mode="lr-tb"/>
    </style:style>
    <style:style style:name="Table1.A" style:family="table-column">
      <style:table-column-properties style:column-width="1.3736in"/>
    </style:style>
    <style:style style:name="Table1.B" style:family="table-column">
      <style:table-column-properties style:column-width="1.4917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4"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2.866in" fo:margin-left="-0.075in" fo:margin-top="0in" fo:margin-bottom="0in" table:align="left" style:writing-mode="lr-tb"/>
    </style:style>
    <style:style style:name="Table2.A" style:family="table-column">
      <style:table-column-properties style:column-width="1.3736in"/>
    </style:style>
    <style:style style:name="Table2.B" style:family="table-column">
      <style:table-column-properties style:column-width="1.4917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4"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5.325in" fo:margin-left="-0.075in" fo:margin-top="0in" fo:margin-bottom="0in" table:align="left" style:writing-mode="lr-tb"/>
    </style:style>
    <style:style style:name="Table3.A" style:family="table-column">
      <style:table-column-properties style:column-width="3.9465in"/>
    </style:style>
    <style:style style:name="Table3.B" style:family="table-column">
      <style:table-column-properties style:column-width="1.3778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6" style:family="table-row">
      <style:table-row-properties fo:keep-together="always"/>
    </style:style>
    <style:style style:name="Table3.A6"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4" style:family="paragraph" style:parent-style-name="Standard">
      <style:paragraph-properties fo:margin-left="0in" fo:margin-right="0in" fo:text-align="start" style:justify-single-word="false" fo:text-indent="0in" style:auto-text-indent="false">
        <style:tab-stops/>
      </style:paragraph-properties>
    </style:style>
    <style:style style:name="P5" style:family="paragraph" style:parent-style-name="Standard">
      <style:paragraph-properties fo:margin-left="0in" fo:margin-right="0in" fo:text-align="start" style:justify-single-word="false" fo:orphans="2" fo:widows="2" fo:text-indent="0in" style:auto-text-indent="false" style:vertical-align="auto">
        <style:tab-stops/>
      </style:paragraph-properties>
    </style:style>
    <style:style style:name="P6" style:family="paragraph" style:parent-style-name="Standard">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align="center" style:justify-single-word="false" fo:text-indent="0in" style:auto-text-indent="false">
        <style:tab-stops/>
      </style:paragraph-properties>
    </style:style>
    <style:style style:name="P8" style:family="paragraph" style:parent-style-name="Standard">
      <style:paragraph-properties fo:margin-left="0in" fo:margin-right="0in" fo:text-indent="0in" style:auto-text-indent="false">
        <style:tab-stops/>
      </style:paragraph-properties>
    </style:style>
    <style:style style:name="P9" style:family="paragraph" style:parent-style-name="Standard" style:master-page-name="Standard">
      <style:paragraph-properties fo:margin-left="0in" fo:margin-right="0in" fo:text-indent="0in" style:auto-text-indent="false" style:page-number="auto"/>
    </style:style>
    <style:style style:name="P10" style:family="paragraph" style:parent-style-name="Text_20_body">
      <style:paragraph-properties fo:margin-left="0in" fo:margin-right="0in" fo:text-indent="0in" style:auto-text-indent="false"/>
    </style:style>
    <style:style style:name="P11" style:family="paragraph" style:parent-style-name="Heading_20_1">
      <style:paragraph-properties fo:margin-left="0in" fo:margin-right="0in" fo:text-indent="0in" style:auto-text-indent="false"/>
    </style:style>
    <style:style style:name="P12" style:family="paragraph" style:parent-style-name="Heading_20_3">
      <style:paragraph-properties fo:margin-left="0in" fo:margin-right="0in" fo:text-align="center" style:justify-single-word="false" fo:text-indent="0in" style:auto-text-indent="false">
        <style:tab-stops/>
      </style:paragraph-properties>
    </style:style>
    <style:style style:name="P13" style:family="paragraph" style:parent-style-name="Heading_20_2">
      <style:paragraph-properties fo:margin-left="0in" fo:margin-right="0in" fo:text-indent="0in" style:auto-text-indent="false"/>
    </style:style>
    <style:style style:name="P14" style:family="paragraph" style:parent-style-name="Heading_20_4">
      <style:paragraph-properties fo:margin-left="0in" fo:margin-right="0in" fo:text-indent="0in" style:auto-text-indent="false">
        <style:tab-stops/>
      </style:paragraph-properties>
    </style:style>
    <style:style style:name="P15" style:family="paragraph" style:parent-style-name="Normal_20__28_Web_29_">
      <style:paragraph-properties fo:margin-left="0in" fo:margin-right="0in" fo:margin-top="0in" fo:margin-bottom="0in" loext:contextual-spacing="false" fo:text-indent="0in" style:auto-text-indent="false"/>
      <style:text-properties style:font-name="Times New Roman" fo:font-size="12pt" fo:language="en" fo:country="US" style:font-size-asian="12pt" style:language-asian="en" style:country-asian="US"/>
    </style:style>
    <style:style style:name="T1" style:family="text">
      <style:text-properties style:text-position="10% 100%" style:font-name="Times New Roman" fo:font-size="10pt" fo:language="en" fo:country="US" style:font-size-asian="10pt" style:language-asian="en" style:country-asian="US"/>
    </style:style>
    <style:style style:name="T2" style:family="text">
      <style:text-properties style:font-name="Times New Roman"/>
    </style:style>
    <style:style style:name="T3" style:family="text">
      <style:text-properties style:font-name="Times New Roman" fo:font-size="18pt" fo:language="en" fo:country="US" style:text-underline-style="none" style:font-size-asian="18pt" style:language-asian="en" style:country-asian="US"/>
    </style:style>
    <style:style style:name="T4" style:family="text">
      <style:text-properties style:font-name="Times New Roman" fo:font-size="10pt" fo:language="en" fo:country="US" style:font-size-asian="10pt" style:language-asian="en" style:country-asian="US"/>
    </style:style>
    <style:style style:name="T5" style:family="text">
      <style:text-properties style:font-name="Times New Roman" fo:font-size="10pt" fo:language="en" fo:country="US" fo:font-weight="bold" style:font-size-asian="10pt" style:language-asian="en" style:country-asian="US" style:font-weight-asian="bold"/>
    </style:style>
    <style:style style:name="T6" style:family="text">
      <style:text-properties style:font-name="Times New Roman" fo:font-size="10pt" style:font-size-asian="10pt"/>
    </style:style>
    <style:style style:name="T7" style:family="text">
      <style:text-properties style:font-name="Times New Roman" fo:font-size="10pt" fo:font-weight="bold" style:font-size-asian="10pt" style:font-weight-asian="bold"/>
    </style:style>
    <style:style style:name="T8" style:family="text">
      <style:text-properties style:font-name="Times New Roman" fo:font-size="12pt" fo:language="en" fo:country="US" fo:font-style="normal" style:font-size-asian="12pt" style:language-asian="en" style:country-asian="US" style:font-style-asian="normal"/>
    </style:style>
    <style:style style:name="T9" style:family="text">
      <style:text-properties style:font-name="Times New Roman" fo:font-size="12pt" fo:language="en" fo:country="US" style:font-size-asian="12pt" style:language-asian="en" style:country-asian="US"/>
    </style:style>
    <style:style style:name="T10" style:family="text">
      <style:text-properties fo:color="#000000" style:font-name="Times New Roman" fo:font-size="10pt" fo:language="en" fo:country="US" style:font-size-asian="10pt" style:language-asian="en" style:country-asian="US"/>
    </style:style>
    <style:style style:name="T11" style:family="text">
      <style:text-properties fo:font-weight="normal" style:font-weight-asian="normal"/>
    </style:style>
    <style:style style:name="T12" style:family="text">
      <style:text-properties style:text-position="super 58%" style:font-name="Times New Roman"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his material is Open Game Content, and is licensed for public use under the terms of the Open Game License v1.0a.</text:span></text:p>
      <text:h text:style-name="P11" text:outline-level="1"><text:span text:style-name="T3">FX ITEMS</text:span></text:h>
      <text:p text:style-name="P3"/>
      <text:p text:style-name="P1"><text:span text:style-name="T4">Magic items and psionic items are divided into categories: armor, weapons, potions, rings, scrolls, staffs, tattoos, wands, and wondrous items.</text:span></text:p>
      <text:p text:style-name="P3"/>
      <text:h text:style-name="P13" text:outline-level="2"><text:span text:style-name="T8">Using FX Items</text:span></text:h>
      <text:p text:style-name="P1"><text:span text:style-name="T4">To use a magic item or psionic item, it must be activated. The three ways to activate FX items are described below.</text:span></text:p>
      <text:p text:style-name="P1"><text:span text:style-name="T5">Command Word: </text:span><text:span text:style-name="T4">If no activation method is suggested either in the item description or by the nature of the item, assume that a command word is needed to activate it. Command word activation means that a character speaks the word and the item activates. No other special knowledge is needed.</text:span></text:p>
      <text:p text:style-name="P1"><text:span text:style-name="T4">The Knowledge (arcane lore) skill might be useful in identifying secret command words or deciphering clues regarding them. A successful check (DC 30) is needed to come up with the word itself. If that check is failed, succeeding at a second check (DC 25) might provide some insight or clue to discovering the command word or phrase.</text:span></text:p>
      <text:p text:style-name="P1"><text:span text:style-name="T4">Activating a command word FX item is an attack action and does not provoke attacks of opportunity.</text:span></text:p>
      <text:p text:style-name="P1"><text:span text:style-name="T5">FX Completion:</text:span><text:span text:style-name="T4"> This is the activation method for scrolls. To use an FX completion item safely, a character must be high enough level in the right class to cast the spell already.</text:span></text:p>
      <text:p text:style-name="P1"><text:span text:style-name="T4">Activating an FX completion item is an attack action and provokes attacks of opportunity.</text:span></text:p>
      <text:p text:style-name="P1"><text:span text:style-name="T5">Use Activated:</text:span><text:span text:style-name="T4"> This type of item is activated simply by use. <text:s/>Use activation is generally straightforward and self-explanatory.</text:span></text:p>
      <text:p text:style-name="P1"><text:span text:style-name="T4">Many use-activated items are objects that a character wears. Continually functioning items are practically always items that one wears. A few must simply be in the character’s possession. However, some items made for wearing must still be activated. Although this activation sometimes requires a command word (see above), usually it means mentally willing the activation to happen. The description of an item states whether a command word is needed.</text:span></text:p>
      <text:p text:style-name="P1"><text:span text:style-name="T4">Unless stated otherwise, activating a use-activated FX item is either an attack action or a free action and does not provoke attacks of opportunity, unless the use involves committing an action that provokes an attack of opportunity in itself. If the use of the item takes time before an effect occurs, then use activation is an attack action. If the item’s activation is subsumed in use and takes no extra time, use activation is a free action.</text:span></text:p>
      <text:p text:style-name="P1"><text:span text:style-name="T4">Use activation doesn’t mean that if a character uses an item, he or she automatically knows what it can do. <text:s/>A character must know (or at least guess) what the item can do and then use the item to activate it, unless the benefit of the item comes automatically.</text:span></text:p>
      <text:p text:style-name="P3"/>
      <text:h text:style-name="P13" text:outline-level="2"><text:span text:style-name="T8">Size and FX Items</text:span></text:h>
      <text:p text:style-name="P1"><text:span text:style-name="T4">When an article of magic clothing, jewelry, or armor is discovered, most of the time size shouldn’t be an issue. Many magic garments are made to be easily adjustable, or they adjust themselves magically to the wearer.</text:span></text:p>
      <text:p text:style-name="P3"/>
      <text:h text:style-name="P13" text:outline-level="2"><text:soft-page-break/><text:span text:style-name="T8">Limit on FX Items Worn</text:span></text:h>
      <text:p text:style-name="P1"><text:span text:style-name="T4">Characters are limited in their ability to use certain magic items, based on the item’s type. <text:s/>Only so many magic items of a certain kind can be worn and be effective at the same time. The limits are:</text:span></text:p>
      <text:p text:style-name="P1"><text:span text:style-name="T4">1 headband, headset, hat, or helmet</text:span></text:p>
      <text:p text:style-name="P1"><text:span text:style-name="T4">1 pair of eyeglasses, contact lenses, sunglasses, or goggles</text:span></text:p>
      <text:p text:style-name="P1"><text:span text:style-name="T4">1 amulet, brooch, medallion, necklace, necktie, or scarab</text:span></text:p>
      <text:p text:style-name="P1"><text:span text:style-name="T4">1 suit of armor (archaic or modern)</text:span></text:p>
      <text:p text:style-name="P1"><text:span text:style-name="T4">1 robe, jacket, windbreaker, or coat</text:span></text:p>
      <text:p text:style-name="P1"><text:span text:style-name="T4">1 cloak, cape, poncho, sweater, or mantle</text:span></text:p>
      <text:p text:style-name="P1"><text:span text:style-name="T4">1 vest or shirt</text:span></text:p>
      <text:p text:style-name="P1"><text:span text:style-name="T4">1 pair of bracers or bracelets, or 1 watch</text:span></text:p>
      <text:p text:style-name="P1"><text:span text:style-name="T4">1 pair of gloves or gauntlets</text:span></text:p>
      <text:p text:style-name="P1"><text:span text:style-name="T4">1 pair of earrings</text:span></text:p>
      <text:p text:style-name="P1"><text:span text:style-name="T4">2 rings</text:span></text:p>
      <text:p text:style-name="P1"><text:span text:style-name="T4">1 belt</text:span></text:p>
      <text:p text:style-name="P1"><text:span text:style-name="T4">1 pair of boots, shoes, or sandals</text:span></text:p>
      <text:p text:style-name="P1"><text:span text:style-name="T4">6 tattoos</text:span></text:p>
      <text:p text:style-name="P1"><text:span text:style-name="T4">Of course, a character may carry or possess as many items of the same type as he or she wishes. </text:span></text:p>
      <text:p text:style-name="P3"/>
      <text:h text:style-name="P13" text:outline-level="2"><text:span text:style-name="T8">Saving Throws against FX Items</text:span></text:h>
      <text:p text:style-name="P1"><text:span text:style-name="T10">Magic and psionic items either duplicate spells or psionic powers, or they have spell-like effects. The saving throw against an effect from a magic item has a DC equal to 10 + (1.5 x </text:span><text:span text:style-name="T4">the level of the spell, power, or effect).</text:span></text:p>
      <text:p text:style-name="P1"><text:span text:style-name="T4">Most item descriptions give saving throw DCs for various effects, particularly when an effect has no exact spell equivalent.</text:span></text:p>
      <text:p text:style-name="P3"><text:soft-page-break/></text:p>
      <text:h text:style-name="P13" text:outline-level="2"><text:span text:style-name="T8">FX Item Saving Throws</text:span></text:h>
      <text:p text:style-name="P1"><text:span text:style-name="T10">A magic item’s saving throw bonuses are each equal to 2 + one-half its caster level or manifester level. </text:span></text:p>
      <text:p text:style-name="P3"/>
      <text:h text:style-name="P13" text:outline-level="2"><text:span text:style-name="T8">FX Item Descriptions</text:span></text:h>
      <text:p text:style-name="P1"><text:span text:style-name="T4">Each entry includes a description of the item and its game effects. Following the description is a line indicating the caster level or manifester level of the effect, the item’s type, a typical purchase DC, and the item’s weight (in pounds).</text:span></text:p>
      <text:p text:style-name="P1"><text:span text:style-name="T4">The GM may increase the purchase DC of an item to account for its rarity in the campaign or lower the purchase DC of items that are readily available and easy to mass-produce.</text:span></text:p>
      <text:p text:style-name="P3"/>
      <text:h text:style-name="P13" text:outline-level="2"><text:span text:style-name="T8">Armor</text:span></text:h>
      <text:p text:style-name="P1"><text:span text:style-name="T4">Magic and psionic armor protects the wearer better than armor without any enhancement. Magic and psionic armor provide enhancement bonuses that stack with the equipment bonuses provided by the armor. Further, all armor penalties for magic and psionic armor are reduced by 1.</text:span></text:p>
      <text:p text:style-name="P1"><text:span text:style-name="T4">In addition to an enhancement bonus, armor may have special qualities. Armor with special qualities must have at least a +1 enhancement bonus.</text:span></text:p>
      <text:p text:style-name="P1"><text:span text:style-name="T4">Magic and psionic armor resizes itself to fit the wearer.</text:span></text:p>
      <text:p text:style-name="P1"><text:span text:style-name="T4">Magic or psionic armor confers its enhancement bonus to Defense for as long as it’s worn. If armor has a special quality that the wearer needs to activate, then the wearer needs to utter a command word (an attack action).</text:span></text:p>
      <text:p text:style-name="P1"><text:span text:style-name="T5">Purchase DC: </text:span><text:span text:style-name="T4">To calculate the purchase DC for armor with an enhancement bonus but no special qualities, use the following table.</text:span></text:p>
      <text:p text:style-name="P3"/>
      <table:table table:name="Table1" table:style-name="Table1">
        <table:table-column table:style-name="Table1.A"/>
        <table:table-column table:style-name="Table1.B"/>
        <table:table-row table:style-name="Table1.1">
          <table:table-cell table:style-name="Table1.A1" office:value-type="string">
            <text:p text:style-name="P7"><text:span text:style-name="T2">Enhancement Bonus</text:span></text:p>
          </table:table-cell>
          <table:table-cell table:style-name="Table1.A1" office:value-type="string">
            <text:h text:style-name="P12" text:outline-level="3"><text:span text:style-name="T2">Purchase DC Modifier</text:span></text:h>
          </table:table-cell>
        </table:table-row>
        <table:table-row table:style-name="Table1.1">
          <table:table-cell table:style-name="Table1.A2" office:value-type="string">
            <text:p text:style-name="P7"><text:span text:style-name="T6">+1</text:span></text:p>
          </table:table-cell>
          <table:table-cell table:style-name="Table1.A2" office:value-type="string">
            <text:p text:style-name="P7"><text:span text:style-name="T6">+8</text:span></text:p>
          </table:table-cell>
        </table:table-row>
        <table:table-row table:style-name="Table1.1">
          <table:table-cell table:style-name="Table1.A2" office:value-type="string">
            <text:p text:style-name="P6"><text:span text:style-name="T6">+2</text:span></text:p>
          </table:table-cell>
          <table:table-cell table:style-name="Table1.A2" office:value-type="string">
            <text:p text:style-name="P6"><text:span text:style-name="T6">+13</text:span></text:p>
          </table:table-cell>
        </table:table-row>
        <table:table-row table:style-name="Table1.1">
          <table:table-cell table:style-name="Table1.A4" office:value-type="string">
            <text:p text:style-name="P7"><text:span text:style-name="T6">+3</text:span></text:p>
          </table:table-cell>
          <table:table-cell table:style-name="Table1.A4" office:value-type="string">
            <text:p text:style-name="P7"><text:span text:style-name="T6">+18</text:span></text:p>
          </table:table-cell>
        </table:table-row>
      </table:table>
      <text:p text:style-name="P3"/>
      <text:p text:style-name="P1"><text:span text:style-name="T4">Armor with special qualities has an additional purchase DC modifier, as noted under each item entry.</text:span></text:p>
      <text:p text:style-name="P3"><text:soft-page-break/></text:p>
      <text:p text:style-name="P1"><text:span text:style-name="T4">Examples of armor with special qualities include the following.</text:span></text:p>
      <text:p text:style-name="P2"/>
      <text:p text:style-name="P1"><text:span text:style-name="T9">Illusory Concealable Vest:</text:span><text:span text:style-name="T4"> The wearer of this concealable vest gains a +1 to +3 enchantment bonus to Defense. Upon command, the protective garment changes shape and form to assume the appearance of a sweater or other normal piece of clothing. The vest retains all its properties (including weight) when its illusion ability is in effect. Only a </text:span><text:span text:style-name="Core_20_Body_20_Italic"><text:span text:style-name="T4">true seeing</text:span></text:span><text:span text:style-name="T4"> spell reveals the true nature of the armor.</text:span></text:p>
      <text:p text:style-name="P1"><text:span text:style-name="Core_20_Body_20_Italic"><text:span text:style-name="T4">Type: </text:span></text:span><text:span text:style-name="T4">Armor (magic); </text:span><text:span text:style-name="Core_20_Body_20_Italic"><text:span text:style-name="T4">Caster Level: </text:span></text:span><text:span text:style-name="T4">10th; </text:span><text:span text:style-name="Core_20_Body_20_Italic"><text:span text:style-name="T4">Purchase DC:</text:span></text:span><text:span text:style-name="T4"> 31 (+1), 36 (+2), 41 (+3); </text:span><text:span text:style-name="Core_20_Body_20_Italic"><text:span text:style-name="T4">Weight:</text:span></text:span><text:span text:style-name="T4"> 4 lb.</text:span></text:p>
      <text:p text:style-name="P3"/>
      <text:p text:style-name="P1"><text:span text:style-name="T9">Undercover Vest of Landing:</text:span><text:span text:style-name="T4"> The wearer of this undercover vest gains a +1 to +3 enhancement bonus to Defense. The wearer also ignores the first 20 feet of damage from any fall. Regardless of the height of the fall, the wearer always lands on his or her feet.</text:span></text:p>
      <text:p text:style-name="P1"><text:span text:style-name="Core_20_Body_20_Italic"><text:span text:style-name="T4">Type: </text:span></text:span><text:span text:style-name="T4">Armor (psionic); </text:span><text:span text:style-name="Core_20_Body_20_Italic"><text:span text:style-name="T4">Manifester Level: </text:span></text:span><text:span text:style-name="T4">4th (+1), 7th (+2), 10th (+3); </text:span><text:span text:style-name="Core_20_Body_20_Italic"><text:span text:style-name="T4">Purchase DC:</text:span></text:span><text:span text:style-name="T4"> 30 (+1), 35 (+2), 40 (+3); </text:span><text:span text:style-name="Core_20_Body_20_Italic"><text:span text:style-name="T4">Weight:</text:span></text:span><text:span text:style-name="T4"> 3 lb.</text:span></text:p>
      <text:p text:style-name="P3"/>
      <text:h text:style-name="P13" text:outline-level="2"><text:span text:style-name="T8">Weapons</text:span></text:h>
      <text:p text:style-name="P1"><text:span text:style-name="T4">As with armor, magic and psionic weapons have enhancement bonuses. The enhancement bonus applies both to attack rolls and damage rolls when the weapon is used in combat. All magic weapons and psionic weapons are considered mastercraft items, but a weapon’s mastercraft bonus does not stack with its enhancement bonus.</text:span></text:p>
      <text:p text:style-name="P1"><text:span text:style-name="T4">In addition to an enhancement bonus, weapons may have special qualities. A weapon with a special quality must have a +1 or better enhancement bonus.</text:span></text:p>
      <text:p text:style-name="P1"><text:span text:style-name="T4">Fully 30% of magic or psionic weapons shed light in a 20-foot radius. These glowing weapons cannot be concealed when drawn, nor can their light be shut off.</text:span></text:p>
      <text:p text:style-name="P1"><text:span text:style-name="T4">If a weapon has a special quality that the user needs to activate, then the user must speak a command word (an attack action).</text:span></text:p>
      <text:p text:style-name="P1"><text:span text:style-name="T5">Purchase DC:</text:span><text:span text:style-name="T4"> To calculate the purchase DC for a weapon with an enchantment bonus but no special qualities, use the following table.</text:span></text:p>
      <text:p text:style-name="P3"/>
      <table:table table:name="Table2" table:style-name="Table2">
        <table:table-column table:style-name="Table2.A"/>
        <table:table-column table:style-name="Table2.B"/>
        <table:table-row table:style-name="Table2.1">
          <table:table-cell table:style-name="Table2.A1" office:value-type="string">
            <text:p text:style-name="P7"><text:span text:style-name="T7">Enhancement Bonus</text:span></text:p>
          </table:table-cell>
          <table:table-cell table:style-name="Table2.A1" office:value-type="string">
            <text:p text:style-name="P7"><text:span text:style-name="T7">Purchase DC Modifier</text:span></text:p>
          </table:table-cell>
        </table:table-row>
        <table:table-row table:style-name="Table2.1">
          <table:table-cell table:style-name="Table2.A2" office:value-type="string">
            <text:p text:style-name="P7"><text:span text:style-name="T6">+1</text:span></text:p>
          </table:table-cell>
          <table:table-cell table:style-name="Table2.A2" office:value-type="string">
            <text:p text:style-name="P7"><text:span text:style-name="T6">+10</text:span></text:p>
          </table:table-cell>
        </table:table-row>
        <table:table-row table:style-name="Table2.1">
          <table:table-cell table:style-name="Table2.A2" office:value-type="string">
            <text:p text:style-name="P6"><text:span text:style-name="T6">+2</text:span></text:p>
          </table:table-cell>
          <table:table-cell table:style-name="Table2.A2" office:value-type="string">
            <text:p text:style-name="P6"><text:span text:style-name="T6">+15</text:span></text:p>
          </table:table-cell>
        </table:table-row>
        <table:table-row table:style-name="Table2.1">
          <table:table-cell table:style-name="Table2.A4" office:value-type="string">
            <text:p text:style-name="P7"><text:span text:style-name="T6">+3</text:span></text:p>
          </table:table-cell>
          <table:table-cell table:style-name="Table2.A4" office:value-type="string">
            <text:p text:style-name="P7"><text:span text:style-name="T6">+20</text:span></text:p>
          </table:table-cell>
        </table:table-row>
      </table:table>
      <text:p text:style-name="P3"/>
      <text:p text:style-name="P1"><text:soft-page-break/><text:span text:style-name="T4">Weapons with special qualities have an additional purchase DC modifier, as noted under each item entry.</text:span></text:p>
      <text:p text:style-name="P3"/>
      <text:p text:style-name="P1"><text:span text:style-name="T4">Examples of weapons with special qualities include the following.</text:span></text:p>
      <text:p text:style-name="P15"/>
      <text:p text:style-name="P1"><text:span text:style-name="T9">Charged Nunchaku:</text:span><text:span text:style-name="T4"> This weapon pulses with psionic energy and deals +1d4 points of damage with each successful strike.</text:span></text:p>
      <text:p text:style-name="P1"><text:span text:style-name="Core_20_Body_20_Italic"><text:span text:style-name="T4">Type: </text:span></text:span><text:span text:style-name="T4">Weapon (psionic); </text:span><text:span text:style-name="Core_20_Body_20_Italic"><text:span text:style-name="T4">Manifester Level: </text:span></text:span><text:span text:style-name="T4">10th; </text:span><text:span text:style-name="Core_20_Body_20_Italic"><text:span text:style-name="T4">Purchase DC:</text:span></text:span><text:span text:style-name="T4"> 23 (+1), 28 (+2), 33 (+3); </text:span><text:span text:style-name="Core_20_Body_20_Italic"><text:span text:style-name="T4">Weight:</text:span></text:span><text:span text:style-name="T4"> 2 lb.</text:span></text:p>
      <text:p text:style-name="P2"/>
      <text:p text:style-name="P1"><text:span text:style-name="T9">Flaming Machete:</text:span><text:span text:style-name="T4"> In addition to its enhancement bonus, this machete becomes sheathed in flames when the wielder utters a command word. The fire does not harm the hand that holds the weapon, and the machete deals +1d6 points of fire damage on a successful hit.</text:span></text:p>
      <text:p text:style-name="P1"><text:span text:style-name="Core_20_Body_20_Italic"><text:span text:style-name="T4">Type: </text:span></text:span><text:span text:style-name="T4">Weapon (magic); </text:span><text:span text:style-name="Core_20_Body_20_Italic"><text:span text:style-name="T4">Caster Level: </text:span></text:span><text:span text:style-name="T4">10th; </text:span><text:span text:style-name="Core_20_Body_20_Italic"><text:span text:style-name="T4">Purchase DC:</text:span></text:span><text:span text:style-name="T4"> 25 (+1), 30 (+2), 35 (+3); </text:span><text:span text:style-name="Core_20_Body_20_Italic"><text:span text:style-name="T4">Weight:</text:span></text:span><text:span text:style-name="T4"> 3 lb.</text:span></text:p>
      <text:p text:style-name="P2"/>
      <text:p text:style-name="P1"><text:span text:style-name="T9">Fragmentation Grenade of Distance: </text:span><text:span text:style-name="T4">The range increment of this fragmentation grenade is double normal (20 feet instead of 10 feet).</text:span></text:p>
      <text:p text:style-name="P1"><text:span text:style-name="T4">The purchase DC given below is for a box of six grenades.</text:span></text:p>
      <text:p text:style-name="P1"><text:span text:style-name="Core_20_Body_20_Italic"><text:span text:style-name="T4">Type: </text:span></text:span><text:span text:style-name="T4">Weapon (magic); </text:span><text:span text:style-name="Core_20_Body_20_Italic"><text:span text:style-name="T4">Caster Level: </text:span></text:span><text:span text:style-name="T4">7th (+1 or +2), 10th (+3); </text:span><text:span text:style-name="Core_20_Body_20_Italic"><text:span text:style-name="T4">Purchase DC:</text:span></text:span><text:span text:style-name="T4"> 35 (+1), 40 (+2), 45 (+3); </text:span><text:span text:style-name="Core_20_Body_20_Italic"><text:span text:style-name="T4">Weight:</text:span></text:span><text:span text:style-name="T4"> 3 lb.</text:span></text:p>
      <text:p text:style-name="P2"/>
      <text:p text:style-name="P1"><text:span text:style-name="T9">Holy Crossbow:</text:span><text:span text:style-name="T4"> Any bolt fired from this magic crossbow is blessed with holy power. It deals +2d6 points of bonus holy damage against any creature with the evil allegiance and bestows one negative level on any such creature that attempts to wield it. The negative level remains for as long as the weapon is in hand and disappears when the weapon is no longer wielded. This negative level never results in actual level loss, but it cannot be overcome in any way (including </text:span><text:span text:style-name="Core_20_Body_20_Italic"><text:span text:style-name="T4">restoration</text:span></text:span><text:span text:style-name="T4"> spells) while the weapon is wielded.</text:span></text:p>
      <text:p text:style-name="P1"><text:span text:style-name="Core_20_Body_20_Italic"><text:span text:style-name="T4">Type: </text:span></text:span><text:span text:style-name="T4">Weapon (magic); </text:span><text:span text:style-name="Core_20_Body_20_Italic"><text:span text:style-name="T4">Caster Level: </text:span></text:span><text:span text:style-name="T4">7th (+1 or +2), 10th (+3); </text:span><text:span text:style-name="Core_20_Body_20_Italic"><text:span text:style-name="T4">Purchase DC:</text:span></text:span><text:span text:style-name="T4"> 34 (+1), 39 (+2), 44 (+3); </text:span><text:span text:style-name="Core_20_Body_20_Italic"><text:span text:style-name="T4">Weight:</text:span></text:span><text:span text:style-name="T4"> 7 lb.</text:span></text:p>
      <text:p text:style-name="P2"/>
      <text:p text:style-name="P1"><text:span text:style-name="T9">Keen Chain Saw:</text:span><text:span text:style-name="T4"> In addition to its enhancement bonus, this chain saw threatens a critical hit on a natural roll of 19 or 20 (a normal chain saw has a threat range of 20).</text:span></text:p>
      <text:p text:style-name="P1"><text:span text:style-name="Core_20_Body_20_Italic"><text:span text:style-name="T4">Type: </text:span></text:span><text:span text:style-name="T4">Weapon (magic); </text:span><text:span text:style-name="Core_20_Body_20_Italic"><text:span text:style-name="T4">Caster Level: </text:span></text:span><text:span text:style-name="T4">10th; </text:span><text:span text:style-name="Core_20_Body_20_Italic"><text:span text:style-name="T4">Purchase DC:</text:span></text:span><text:span text:style-name="T4"> 29 (+1), 34 (+2), 39 (+3); </text:span><text:span text:style-name="Core_20_Body_20_Italic"><text:span text:style-name="T4">Weight:</text:span></text:span><text:span text:style-name="T4"> 10 lb.</text:span></text:p>
      <text:p text:style-name="P2"/>
      <text:p text:style-name="P1"><text:span text:style-name="T9">Wounding Handgun:</text:span><text:span text:style-name="T4"> Any bullet fired from this magic Glock 17 deals such a terrible wound that, in addition to taking normal damage, the victim bleeds for 1 point of damage each round thereafter. Multiple wounds from the handgun result in cumulative bleeding loss. The bleeding can only be stopped with a successful Treat Injury check (DC 15) or the application of a healing spell.</text:span></text:p>
      <text:p text:style-name="P1"><text:soft-page-break/><text:span text:style-name="Core_20_Body_20_Italic"><text:span text:style-name="T4">Type: </text:span></text:span><text:span text:style-name="T4">Weapon (magic); </text:span><text:span text:style-name="Core_20_Body_20_Italic"><text:span text:style-name="T4">Caster Level: </text:span></text:span><text:span text:style-name="T4">10th; </text:span><text:span text:style-name="Core_20_Body_20_Italic"><text:span text:style-name="T4">Purchase DC:</text:span></text:span><text:span text:style-name="T4"> 38 (+1), 43 (+2), 48 (+3); </text:span><text:span text:style-name="Core_20_Body_20_Italic"><text:span text:style-name="T4">Weight:</text:span></text:span><text:span text:style-name="T4"> 2 lb.</text:span></text:p>
      <text:p text:style-name="P3"/>
      <text:h text:style-name="P13" text:outline-level="2"><text:span text:style-name="T8">Potions</text:span></text:h>
      <text:p text:style-name="P1"><text:span text:style-name="T4">A potion is an elixir concocted with a spell-like or psionic effect that affects only the drinker. A potion is a single-use item that can only duplicate spells or psionic powers of 3rd level or lower. A potion vial has a Defense of 12, hardness 1, 1 hit point, and a break DC of 12. A vial holds 1 ounce of liquid.</text:span></text:p>
      <text:p text:style-name="P1"><text:span text:style-name="T4">Drinking a potion takes an attack action and provokes attacks of opportunity.</text:span></text:p>
      <text:p text:style-name="P1"><text:span text:style-name="T5">Purchase DC:</text:span><text:span text:style-name="T4"> A potion’s purchase DC is 17 + the potion’s caster level + spell level unless noted otherwise.</text:span></text:p>
      <text:p text:style-name="P3"/>
      <text:p text:style-name="P1"><text:span text:style-name="T4">Examples of potions include the following.</text:span></text:p>
      <text:p text:style-name="P1"><text:span text:style-name="T9">Potion of Charisma:</text:span><text:span text:style-name="T4"> This potion adds a +5 enhancement bonus to the drinker’s Charisma score for 5 minutes.</text:span></text:p>
      <text:p text:style-name="P1"><text:span text:style-name="Core_20_Body_20_Italic"><text:span text:style-name="T4">Type: </text:span></text:span><text:span text:style-name="T4">Potion; </text:span><text:span text:style-name="Core_20_Body_20_Italic"><text:span text:style-name="T4">Caster Level: </text:span></text:span><text:span text:style-name="T4">5th; </text:span><text:span text:style-name="Core_20_Body_20_Italic"><text:span text:style-name="T4">Purchase DC:</text:span></text:span><text:span text:style-name="T4"> 23; </text:span><text:span text:style-name="Core_20_Body_20_Italic"><text:span text:style-name="T4">Weight:</text:span></text:span><text:span text:style-name="T4"> —.</text:span></text:p>
      <text:p text:style-name="P2"/>
      <text:p text:style-name="P1"><text:span text:style-name="T9">Potion of Constitution:</text:span><text:span text:style-name="T4"> This potion provides a +5 enhancement bonus to the drinker’s Constitution score for 5 minutes.</text:span></text:p>
      <text:p text:style-name="P1"><text:span text:style-name="Core_20_Body_20_Italic"><text:span text:style-name="T4">Type: </text:span></text:span><text:span text:style-name="T4">Potion; </text:span><text:span text:style-name="Core_20_Body_20_Italic"><text:span text:style-name="T4">Caster Level: </text:span></text:span><text:span text:style-name="T4">5th; </text:span><text:span text:style-name="Core_20_Body_20_Italic"><text:span text:style-name="T4">Purchase DC:</text:span></text:span><text:span text:style-name="T4"> 23; </text:span><text:span text:style-name="Core_20_Body_20_Italic"><text:span text:style-name="T4">Weight:</text:span></text:span><text:span text:style-name="T4"> —.</text:span></text:p>
      <text:p text:style-name="P2"/>
      <text:p text:style-name="P1"><text:span text:style-name="T9">Potion of</text:span><text:span text:style-name="T4"> </text:span><text:span text:style-name="T9">Cure Light Wounds</text:span><text:span text:style-name="T4">: A character who drinks this potion heals 1d8+1 points of damage. More potent versions of this potion (with effects similar to the </text:span><text:span text:style-name="Core_20_Body_20_Italic"><text:span text:style-name="T4">cure moderate wounds</text:span></text:span><text:span text:style-name="T4"> and </text:span><text:span text:style-name="Core_20_Body_20_Italic"><text:span text:style-name="T4">cure serious wounds</text:span></text:span><text:span text:style-name="T4"> spells) are rumored to exist.</text:span></text:p>
      <text:p text:style-name="P1"><text:span text:style-name="Core_20_Body_20_Italic"><text:span text:style-name="T4">Type: </text:span></text:span><text:span text:style-name="T4">Potion; </text:span><text:span text:style-name="Core_20_Body_20_Italic"><text:span text:style-name="T4">Caster Level: </text:span></text:span><text:span text:style-name="T4">1st; </text:span><text:span text:style-name="Core_20_Body_20_Italic"><text:span text:style-name="T4">Purchase DC:</text:span></text:span><text:span text:style-name="T4"> 19; </text:span><text:span text:style-name="Core_20_Body_20_Italic"><text:span text:style-name="T4">Weight:</text:span></text:span><text:span text:style-name="T4"> —.</text:span></text:p>
      <text:p text:style-name="P2"/>
      <text:p text:style-name="P1"><text:span text:style-name="T9">Potion of Darkvision:</text:span><text:span text:style-name="T4"> The imbibing character can see in the dark for 3 hours, although everything he or she sees appears in shades of black and white.</text:span></text:p>
      <text:p text:style-name="P1"><text:span text:style-name="Core_20_Body_20_Italic"><text:span text:style-name="T4">Type: </text:span></text:span><text:span text:style-name="T4">Potion; </text:span><text:span text:style-name="Core_20_Body_20_Italic"><text:span text:style-name="T4">Caster Level: </text:span></text:span><text:span text:style-name="T4">3rd; </text:span><text:span text:style-name="Core_20_Body_20_Italic"><text:span text:style-name="T4">Purchase DC:</text:span></text:span><text:span text:style-name="T4"> 22; </text:span><text:span text:style-name="Core_20_Body_20_Italic"><text:span text:style-name="T4">Weight:</text:span></text:span><text:span text:style-name="T4"> —.</text:span></text:p>
      <text:p text:style-name="P2"/>
      <text:p text:style-name="P1"><text:span text:style-name="T9">Potion of Dexterity:</text:span><text:span text:style-name="Core_20_Body_20_Italic"><text:span text:style-name="T4"> </text:span></text:span><text:span text:style-name="T4">The imbibing gets a +5 enhancement bonus to his or her Dexterity score for 5 minutes.</text:span></text:p>
      <text:p text:style-name="P1"><text:soft-page-break/><text:span text:style-name="Core_20_Body_20_Italic"><text:span text:style-name="T4">Type: </text:span></text:span><text:span text:style-name="T4">Potion; </text:span><text:span text:style-name="Core_20_Body_20_Italic"><text:span text:style-name="T4">Caster Level: </text:span></text:span><text:span text:style-name="T4">5th; </text:span><text:span text:style-name="Core_20_Body_20_Italic"><text:span text:style-name="T4">Purchase DC:</text:span></text:span><text:span text:style-name="T4"> 23; </text:span><text:span text:style-name="Core_20_Body_20_Italic"><text:span text:style-name="T4">Weight:</text:span></text:span><text:span text:style-name="T4"> —.</text:span></text:p>
      <text:p text:style-name="P2"/>
      <text:p text:style-name="P1"><text:span text:style-name="T9">Potion of Intelligence:</text:span><text:span text:style-name="Core_20_Body_20_Italic"><text:span text:style-name="T4"> </text:span></text:span><text:span text:style-name="T4">This potion provides a +5 enhancement bonus to the drinker’s Intelligence score for 5 minutes.</text:span></text:p>
      <text:p text:style-name="P1"><text:span text:style-name="Core_20_Body_20_Italic"><text:span text:style-name="T4">Type: </text:span></text:span><text:span text:style-name="T4">Potion; </text:span><text:span text:style-name="Core_20_Body_20_Italic"><text:span text:style-name="T4">Caster Level: </text:span></text:span><text:span text:style-name="T4">5th; </text:span><text:span text:style-name="Core_20_Body_20_Italic"><text:span text:style-name="T4">Purchase DC:</text:span></text:span><text:span text:style-name="T4"> 23; </text:span><text:span text:style-name="Core_20_Body_20_Italic"><text:span text:style-name="T4">Weight:</text:span></text:span><text:span text:style-name="T4"> —.</text:span></text:p>
      <text:p text:style-name="P2"/>
      <text:p text:style-name="P1"><text:span text:style-name="T9">Potion of Invisibility:</text:span><text:span text:style-name="Core_20_Body_20_Italic"><text:span text:style-name="T4"> </text:span></text:span><text:span text:style-name="T4">The drinker and any gear he or she is carrying vanish from sight. Even creatures with darkvision cannot see the invisible creature. Any object picked up by the invisible creature remains visible unless tucked into clothing or a carrying item. Objects dropped or put down by the drinker become visible.</text:span></text:p>
      <text:p text:style-name="P1"><text:span text:style-name="T4">The potion does not silence the drinker, and certain conditions can render the affected creature visible. The drinker becomes visible if he or she attacks any creature; otherwise, the effect lasts for 3 minutes.</text:span></text:p>
      <text:p text:style-name="P1"><text:span text:style-name="Core_20_Body_20_Italic"><text:span text:style-name="T4">Type: </text:span></text:span><text:span text:style-name="T4">Potion; </text:span><text:span text:style-name="Core_20_Body_20_Italic"><text:span text:style-name="T4">Caster Level: </text:span></text:span><text:span text:style-name="T4">3rd; </text:span><text:span text:style-name="Core_20_Body_20_Italic"><text:span text:style-name="T4">Purchase DC:</text:span></text:span><text:span text:style-name="T4"> 22; </text:span><text:span text:style-name="Core_20_Body_20_Italic"><text:span text:style-name="T4">Weight:</text:span></text:span><text:span text:style-name="T4"> —.</text:span></text:p>
      <text:p text:style-name="P2"/>
      <text:p text:style-name="P1"><text:span text:style-name="T9">Potion of See Invisibility:</text:span><text:span text:style-name="T4"> This potion allows its drinker to see objects and beings that are invisible as if they were normally visible. It does not reveal illusions or allow the imbiber to see through opaque objects, nor does it reveal creatures that are simply hiding, concealed, or otherwise hard to see. The effect lasts 30 minutes.</text:span></text:p>
      <text:p text:style-name="P1"><text:span text:style-name="Core_20_Body_20_Italic"><text:span text:style-name="T4">Type: </text:span></text:span><text:span text:style-name="T4">Potion; </text:span><text:span text:style-name="Core_20_Body_20_Italic"><text:span text:style-name="T4">Caster Level: </text:span></text:span><text:span text:style-name="T4">3rd; </text:span><text:span text:style-name="Core_20_Body_20_Italic"><text:span text:style-name="T4">Purchase DC:</text:span></text:span><text:span text:style-name="T4"> 22; </text:span><text:span text:style-name="Core_20_Body_20_Italic"><text:span text:style-name="T4">Weight:</text:span></text:span><text:span text:style-name="T4"> —.</text:span></text:p>
      <text:p text:style-name="P2"/>
      <text:p text:style-name="P1"><text:span text:style-name="T9">Potion of Stealth:</text:span><text:span text:style-name="T4"> This potion grants a +5 circumstance bonus on her Hide and Move Silently checks for 1 hour.</text:span></text:p>
      <text:p text:style-name="P1"><text:span text:style-name="Core_20_Body_20_Italic"><text:span text:style-name="T4">Type: </text:span></text:span><text:span text:style-name="T4">Potion; </text:span><text:span text:style-name="Core_20_Body_20_Italic"><text:span text:style-name="T4">Caster Level: </text:span></text:span><text:span text:style-name="T4">6th; </text:span><text:span text:style-name="Core_20_Body_20_Italic"><text:span text:style-name="T4">Purchase DC:</text:span></text:span><text:span text:style-name="T4"> 24; </text:span><text:span text:style-name="Core_20_Body_20_Italic"><text:span text:style-name="T4">Weight:</text:span></text:span><text:span text:style-name="T4"> —.</text:span></text:p>
      <text:p text:style-name="P2"/>
      <text:p text:style-name="P1"><text:span text:style-name="T9">Potion of Strength:</text:span><text:span text:style-name="Core_20_Body_20_Italic"><text:span text:style-name="T4"> </text:span></text:span><text:span text:style-name="T4">This potion improves the imbiber’s strength, resulting in a +5 enhancement bonus to the drinker’s Strength score for 5 minutes.</text:span></text:p>
      <text:p text:style-name="P1"><text:span text:style-name="Core_20_Body_20_Italic"><text:span text:style-name="T4">Type: </text:span></text:span><text:span text:style-name="T4">Potion; </text:span><text:span text:style-name="Core_20_Body_20_Italic"><text:span text:style-name="T4">Caster Level: </text:span></text:span><text:span text:style-name="T4">5th; </text:span><text:span text:style-name="Core_20_Body_20_Italic"><text:span text:style-name="T4">Purchase DC:</text:span></text:span><text:span text:style-name="T4"> 23; </text:span><text:span text:style-name="Core_20_Body_20_Italic"><text:span text:style-name="T4">Weight:</text:span></text:span><text:span text:style-name="T4"> —.</text:span></text:p>
      <text:p text:style-name="P2"/>
      <text:p text:style-name="P1"><text:span text:style-name="T9">Potion of Truth:</text:span><text:span text:style-name="T4"> This potion forces the individual drinking it to say nothing but the truth for 10 minutes; a successful Will save (DC 12) negates the effect. Further, he or she is compelled to answer any questions put to him or her in that time, but with each question he or she is free to make a separate Will save (DC 12). If one of these secondary saves is successful, he or she doesn’t break free of the truth-compelling enchantment but also doesn’t have to answer that particular question. No more than one question can be asked each round. This effect is a mind-affecting enchantment.</text:span></text:p>
      <text:p text:style-name="P1"><text:span text:style-name="Core_20_Body_20_Italic"><text:span text:style-name="T4">Type: </text:span></text:span><text:span text:style-name="T4">Potion; </text:span><text:span text:style-name="Core_20_Body_20_Italic"><text:span text:style-name="T4">Caster Level: </text:span></text:span><text:span text:style-name="T4">4th; </text:span><text:span text:style-name="Core_20_Body_20_Italic"><text:span text:style-name="T4">Purchase DC:</text:span></text:span><text:span text:style-name="T4"> 25; </text:span><text:span text:style-name="Core_20_Body_20_Italic"><text:span text:style-name="T4">Weight:</text:span></text:span><text:span text:style-name="T4"> —.</text:span></text:p>
      <text:p text:style-name="P2"/>
      <text:p text:style-name="P1"><text:soft-page-break/><text:span text:style-name="T9">Potion of Wisdom:</text:span><text:span text:style-name="T4"> This potion adds a +5 enhancement bonus to the drinker’s Wisdom score for 5 minutes.</text:span></text:p>
      <text:p text:style-name="P1"><text:span text:style-name="Core_20_Body_20_Italic"><text:span text:style-name="T4">Type: </text:span></text:span><text:span text:style-name="T4">Potion; </text:span><text:span text:style-name="Core_20_Body_20_Italic"><text:span text:style-name="T4">Caster Level: </text:span></text:span><text:span text:style-name="T4">5th; </text:span><text:span text:style-name="Core_20_Body_20_Italic"><text:span text:style-name="T4">Purchase DC:</text:span></text:span><text:span text:style-name="T4"> 23; </text:span><text:span text:style-name="Core_20_Body_20_Italic"><text:span text:style-name="T4">Weight:</text:span></text:span><text:span text:style-name="T4"> —.</text:span></text:p>
      <text:p text:style-name="P3"/>
      <text:h text:style-name="P13" text:outline-level="2"><text:span text:style-name="T8">Rings</text:span></text:h>
      <text:p text:style-name="P1"><text:span text:style-name="T4">A ring is a circular metal band worn on the finger that contains a spell-like ability or a psionic power (often an effect that persists as long as the ring is worn). A ring has a Defense of 13, hardness 10, 2 hit points, and a break DC of 25.</text:span></text:p>
      <text:p text:style-name="P1"><text:span text:style-name="T4">Activating a ring is an attack action and does not provoke attacks of opportunity.</text:span></text:p>
      <text:p text:style-name="P1"><text:span text:style-name="T5">Purchase DC: </text:span><text:span text:style-name="T4">A ring’s purchase DC is 25 + the ring’s caster level unless noted otherwise.</text:span></text:p>
      <text:p text:style-name="P3"/>
      <text:p text:style-name="P1"><text:span text:style-name="T4">Examples of rings include the following.</text:span></text:p>
      <text:p text:style-name="P1"><text:span text:style-name="T9">Ring of Energy Resistance 15: </text:span><text:span text:style-name="T4">This ring absorbs one type of energy damage: acid, cold, electricity, fire, or sonic/concussion. Each time the wearer takes damage of the specified energy type, subtract 15 points of damage from the total. If the total damage is 15 points or less, the wearer takes no damage from the attack.</text:span></text:p>
      <text:p text:style-name="P1"><text:span text:style-name="Core_20_Body_20_Italic"><text:span text:style-name="T4">Type: </text:span></text:span><text:span text:style-name="T4">Ring (magic); </text:span><text:span text:style-name="Core_20_Body_20_Italic"><text:span text:style-name="T4">Caster Level: </text:span></text:span><text:span text:style-name="T4">5th; </text:span><text:span text:style-name="Core_20_Body_20_Italic"><text:span text:style-name="T4">Purchase DC:</text:span></text:span><text:span text:style-name="T4"> 30; </text:span><text:span text:style-name="Core_20_Body_20_Italic"><text:span text:style-name="T4">Weight:</text:span></text:span><text:span text:style-name="T4"> —.</text:span></text:p>
      <text:p text:style-name="P2"/>
      <text:p text:style-name="P1"><text:span text:style-name="T9">Ring of Jumping:</text:span><text:span text:style-name="T4"> This ring continually provides a +30 bonus to the wearer’s Jump checks and eliminates the wearer’s usual maximum distance limit.</text:span></text:p>
      <text:p text:style-name="P1"><text:span text:style-name="Core_20_Body_20_Italic"><text:span text:style-name="T4">Type: </text:span></text:span><text:span text:style-name="T4">Ring (magic); </text:span><text:span text:style-name="Core_20_Body_20_Italic"><text:span text:style-name="T4">Caster Level: </text:span></text:span><text:span text:style-name="T4">1st; </text:span><text:span text:style-name="Core_20_Body_20_Italic"><text:span text:style-name="T4">Purchase DC:</text:span></text:span><text:span text:style-name="T4"> 26; </text:span><text:span text:style-name="Core_20_Body_20_Italic"><text:span text:style-name="T4">Weight:</text:span></text:span><text:span text:style-name="T4"> —.</text:span></text:p>
      <text:p text:style-name="P2"/>
      <text:p text:style-name="P1"><text:span text:style-name="T9">Ring of the Ram: </text:span><text:span text:style-name="T4">The wearer can command the ring to issue forth a ramlike force. This force strikes a single target, dealing 1d6 points of damage if 1 charge is expended, 2d6 points if 2 charges are used, or 3d6 points if 3 charges (the maximum) are used. Treat this as a ranged attack with a 50-foot maximum range and no penalties for distance.</text:span></text:p>
      <text:p text:style-name="P1"><text:span text:style-name="T4">The force of the blow is considerable, and those struck by the ring are subject to a bull rush if within 30 feet of the ring wearer. (The force has Strength 25 and is considered Large.) The force gains a +1 bonus on the bull rush attempt if 2 charges are expended, or +2 if 3 charges are expended.</text:span></text:p>
      <text:p text:style-name="P1"><text:span text:style-name="T4">In addition to its attack mode, the </text:span><text:span text:style-name="Core_20_Body_20_Italic"><text:span text:style-name="T4">ring of the ram</text:span></text:span><text:span text:style-name="T4"> also has the power to open doors as if it were a character with Strength 25. If 2 charges are expended, the effect is equivalent to a character with Strength 27. If 3 charges are expended, the effect is that of a character with Strength 29.</text:span></text:p>
      <text:p text:style-name="P1"><text:span text:style-name="T4">A newly created ring has 50 charges. When all the charges are expended, the ring becomes a nonmagical item.</text:span></text:p>
      <text:p text:style-name="P1"><text:span text:style-name="Core_20_Body_20_Italic"><text:span text:style-name="T4">Type: </text:span></text:span><text:span text:style-name="T4">Ring (magic); </text:span><text:span text:style-name="Core_20_Body_20_Italic"><text:span text:style-name="T4">Caster Level: </text:span></text:span><text:span text:style-name="T4">9th; </text:span><text:span text:style-name="Core_20_Body_20_Italic"><text:span text:style-name="T4">Purchase DC:</text:span></text:span><text:span text:style-name="T4"> 34; </text:span><text:span text:style-name="Core_20_Body_20_Italic"><text:span text:style-name="T4">Weight:</text:span></text:span><text:span text:style-name="T4"> —.</text:span></text:p>
      <text:p text:style-name="P3"/>
      <text:h text:style-name="P13" text:outline-level="2"><text:soft-page-break/><text:span text:style-name="T8">Scrolls</text:span></text:h>
      <text:p text:style-name="P1"><text:span text:style-name="T4">A scroll is a spell magically inscribed onto paper or parchment so that it can be used later. Once the spell is cast, the scroll becomes blank or turns to dust. Scrolls are single-use items. A scroll has a Defense of 9, hardness 0, 1 hit point, and a break DC of 8.</text:span></text:p>
      <text:p text:style-name="P1"><text:span text:style-name="T4">No preparation time is needed to cast a spell written on a scroll. The reader must perform the short, simple, finishing parts of the spell. To use a scroll safely, a character must be high enough level in the right class to cast the spell already.</text:span></text:p>
      <text:p text:style-name="P1"><text:span text:style-name="T4">Activating a scroll has four prerequisites. First, the reader must be able to read the writing. This can be done with a successful Spellcraft check (DC 15 + the spell’s level) or a </text:span><text:span text:style-name="Core_20_Body_20_Italic"><text:span text:style-name="T4">read magic</text:span></text:span><text:span text:style-name="T4"> spell. Second, the user must be able to cast arcane spells (for arcane spell scrolls) or divine spells (for divine spell scrolls). Third, the user must have an Intelligence score high enough to cast the spell. Finally, the user must be able to see and read the text of the scroll.</text:span></text:p>
      <text:p text:style-name="P1"><text:span text:style-name="T4">If the user isn’t high enough level to cast the spell normally, he or she must succeed at a caster level check (DC = the caster level of the scroll +1). If this check fails, the spell fails and disappears from the paper; the scroll is wasted.</text:span></text:p>
      <text:p text:style-name="P1"><text:span text:style-name="T4">Using a scroll is an attack action that provokes attacks of opportunity.</text:span></text:p>
      <text:p text:style-name="P1"><text:span text:style-name="T5">Purchase DC: </text:span><text:span text:style-name="T4">A scroll’s purchase DC is 15 + the scroll’s caster level + spell level unless noted otherwise.</text:span></text:p>
      <text:p text:style-name="P3"/>
      <text:p text:style-name="P1"><text:span text:style-name="T4">Examples of scrolls include the following.</text:span></text:p>
      <text:p text:style-name="P1"><text:span text:style-name="T9">Scroll of Fireball:</text:span><text:span text:style-name="T4"> Reading the scroll activates a </text:span><text:span text:style-name="Core_20_Body_20_Italic"><text:span text:style-name="T4">fireball</text:span></text:span><text:span text:style-name="T4"> spell. The spell functions exactly like a spell prepared and cast the normal way, except that no components are required.</text:span></text:p>
      <text:p text:style-name="P1"><text:span text:style-name="Core_20_Body_20_Italic"><text:span text:style-name="T4">Type: </text:span></text:span><text:span text:style-name="T4">Scroll; </text:span><text:span text:style-name="Core_20_Body_20_Italic"><text:span text:style-name="T4">Caster Level: </text:span></text:span><text:span text:style-name="T4">5th; </text:span><text:span text:style-name="Core_20_Body_20_Italic"><text:span text:style-name="T4">Purchase DC:</text:span></text:span><text:span text:style-name="T4"> 23; </text:span><text:span text:style-name="Core_20_Body_20_Italic"><text:span text:style-name="T4">Weight:</text:span></text:span><text:span text:style-name="T4"> —.</text:span></text:p>
      <text:p text:style-name="P1"><text:span text:style-name="T9">Scroll of Neutralize Poison:</text:span><text:span text:style-name="T4"> Reading the scroll activates a </text:span><text:span text:style-name="Core_20_Body_20_Italic"><text:span text:style-name="T4">neutralize poison</text:span></text:span><text:span text:style-name="T4"> spell. The spell functions exactly like a spell prepared and cast the normal way, except that no components are required.</text:span></text:p>
      <text:p text:style-name="P1"><text:span text:style-name="Core_20_Body_20_Italic"><text:span text:style-name="T4">Type: </text:span></text:span><text:span text:style-name="T4">Scroll; </text:span><text:span text:style-name="Core_20_Body_20_Italic"><text:span text:style-name="T4">Caster Level: </text:span></text:span><text:span text:style-name="T4">7th; </text:span><text:span text:style-name="Core_20_Body_20_Italic"><text:span text:style-name="T4">Purchase DC:</text:span></text:span><text:span text:style-name="T4"> 26; </text:span><text:span text:style-name="Core_20_Body_20_Italic"><text:span text:style-name="T4">Weight:</text:span></text:span><text:span text:style-name="T4"> —.</text:span></text:p>
      <text:p text:style-name="P3"/>
      <text:p text:style-name="P1"><text:span text:style-name="T9">Scroll of Raise Dead:</text:span><text:span text:style-name="T4"> Reading the scroll activates a </text:span><text:span text:style-name="Core_20_Body_20_Italic"><text:span text:style-name="T4">raise dead</text:span></text:span><text:span text:style-name="T4"> spell. The spell functions exactly like a spell prepared and cast the normal way, except that no components are required.</text:span></text:p>
      <text:p text:style-name="P1"><text:span text:style-name="Core_20_Body_20_Italic"><text:span text:style-name="T4">Type: </text:span></text:span><text:span text:style-name="T4">Scroll; </text:span><text:span text:style-name="Core_20_Body_20_Italic"><text:span text:style-name="T4">Caster Level: </text:span></text:span><text:span text:style-name="T4">9th (divine); </text:span><text:span text:style-name="Core_20_Body_20_Italic"><text:span text:style-name="T4">Purchase DC:</text:span></text:span><text:span text:style-name="T4"> 29; </text:span><text:span text:style-name="Core_20_Body_20_Italic"><text:span text:style-name="T4">Weight:</text:span></text:span><text:span text:style-name="T4"> —.</text:span></text:p>
      <text:p text:style-name="P3"/>
      <text:h text:style-name="P13" text:outline-level="2"><text:span text:style-name="T8">Staffs</text:span></text:h>
      <text:p text:style-name="P1"><text:span text:style-name="T4">A staff is a 4- to 7-foot-long, ornately wrought shaft of wood enhanced to cast a number of different (though often related) spells or psionic powers. Most staffs easily double as walking sticks or cudgels. A staff has a Defense of 7, hardness 5, 10 hit points, and a break DC of 24.</text:span></text:p>
      <text:p text:style-name="P1"><text:span text:style-name="T4">A staff of divine spells can be used only by a divine spellcaster, and a staff of arcane spells can be used only by an arcane spellcaster. Only creatures with psionic abilities can use a staff of psionic powers.</text:span></text:p>
      <text:p text:style-name="P1"><text:span text:style-name="T4">Using a staff is an attack action and does not provoke attacks of opportunity. A staff has 50 charges when new.</text:span></text:p>
      <text:p text:style-name="P1"><text:soft-page-break/><text:span text:style-name="T5">Purchase DC: </text:span><text:span text:style-name="T4">Unless noted otherwise, a staff’s purchase DC is 24 + the staff’s caster level or manifester level + the total levels of the spells stored in the staff.</text:span></text:p>
      <text:p text:style-name="P1"><text:span text:style-name="T4">For a used staff with 25 charges, reduce the purchase DC by 2.</text:span></text:p>
      <text:p text:style-name="P3"/>
      <text:p text:style-name="P1"><text:span text:style-name="T4">Examples of staffs include the following.</text:span></text:p>
      <text:p text:style-name="P1"><text:span text:style-name="T9">Staff of Fire: </text:span><text:span text:style-name="T4">The staff has three uses, each identical to the corresponding arcane spell. Each time the staff is used, it depletes a certain number of charges.</text:span></text:p>
      <text:p text:style-name="P1"><text:span text:style-name="Core_20_Body_20_Italic"><text:span text:style-name="T4">Burning hands </text:span></text:span><text:span text:style-name="T4">(5d4 points of fire damage; DC 13); uses 1 charge.</text:span></text:p>
      <text:p text:style-name="P1"><text:span text:style-name="Core_20_Body_20_Italic"><text:span text:style-name="T4">Fireball</text:span></text:span><text:span text:style-name="T4"> (9d6 points of fire damage; DC 15); uses 1 charge.</text:span></text:p>
      <text:p text:style-name="P1"><text:span text:style-name="Core_20_Body_20_Italic"><text:span text:style-name="T4">Wall of fire</text:span></text:span><text:span text:style-name="T4"> (DC 17); uses 2 charges.</text:span></text:p>
      <text:p text:style-name="P1"><text:span text:style-name="Core_20_Body_20_Italic"><text:span text:style-name="T4">Type: </text:span></text:span><text:span text:style-name="T4">Staff (magic); </text:span><text:span text:style-name="Core_20_Body_20_Italic"><text:span text:style-name="T4">Caster Level: </text:span></text:span><text:span text:style-name="T4">9th (arcane); </text:span><text:span text:style-name="Core_20_Body_20_Italic"><text:span text:style-name="T4">Purchase DC:</text:span></text:span><text:span text:style-name="T4"> 43; </text:span><text:span text:style-name="Core_20_Body_20_Italic"><text:span text:style-name="T4">Weight:</text:span></text:span><text:span text:style-name="T4"> 5 lb.</text:span></text:p>
      <text:p text:style-name="P2"/>
      <text:p text:style-name="P1"><text:span text:style-name="T9">Staff of Illumination: </text:span><text:span text:style-name="T4">The staff has three uses, each identical to the corresponding divine spell. Each time the staff is used, it depletes a certain number of charges.</text:span></text:p>
      <text:p text:style-name="P1"><text:span text:style-name="Core_20_Body_20_Italic"><text:span text:style-name="T4">Light</text:span></text:span><text:span text:style-name="T4">; uses no charges.</text:span></text:p>
      <text:p text:style-name="P1"><text:span text:style-name="Core_20_Body_20_Italic"><text:span text:style-name="T4">Searing light</text:span></text:span><text:span text:style-name="T4"> (4d8 points of damage, or 9d6 points of damage to undead; Reflex save DC 15); uses 1 charge.</text:span></text:p>
      <text:p text:style-name="P1"><text:span text:style-name="Core_20_Body_20_Italic"><text:span text:style-name="T4">True seeing</text:span></text:span><text:span text:style-name="T4"> (lasts 9 minutes; Will save DC 17); uses 2 charges.</text:span></text:p>
      <text:p text:style-name="P1"><text:span text:style-name="Core_20_Body_20_Italic"><text:span text:style-name="T4">Type: </text:span></text:span><text:span text:style-name="T4">Staff (magic); </text:span><text:span text:style-name="Core_20_Body_20_Italic"><text:span text:style-name="T4">Caster Level: </text:span></text:span><text:span text:style-name="T4">9th (divine); </text:span><text:span text:style-name="Core_20_Body_20_Italic"><text:span text:style-name="T4">Purchase DC:</text:span></text:span><text:span text:style-name="T4"> 41; </text:span><text:span text:style-name="Core_20_Body_20_Italic"><text:span text:style-name="T4">Weight:</text:span></text:span><text:span text:style-name="T4"> 5 lb.</text:span></text:p>
      <text:p text:style-name="P2"/>
      <text:p text:style-name="P1"><text:span text:style-name="T9">Staff of the Mind’s Eye: </text:span><text:span text:style-name="T4">This staff has three uses, each identical to the corresponding psionic power. Each time the staff is used, it depletes a certain number of charges.</text:span></text:p>
      <text:p text:style-name="P1"><text:span text:style-name="Core_20_Body_20_Italic"><text:span text:style-name="T4">Brain lock </text:span></text:span><text:span text:style-name="T4">(lasts 5 rounds; Will save DC 13); uses 1 charge.</text:span></text:p>
      <text:p text:style-name="P1"><text:span text:style-name="Core_20_Body_20_Italic"><text:span text:style-name="T4">Inflict pain</text:span></text:span><text:span text:style-name="T4"> (3d6 points of psychic damage; DC 15); uses 1 charge.</text:span></text:p>
      <text:p text:style-name="P1"><text:span text:style-name="Core_20_Body_20_Italic"><text:span text:style-name="T4">Whitefire</text:span></text:span><text:span text:style-name="T4"> (5d4 points of fire damage; Reflex save DC 17); uses 1 charge.</text:span></text:p>
      <text:p text:style-name="P1"><text:span text:style-name="Core_20_Body_20_Italic"><text:span text:style-name="T4">Type: </text:span></text:span><text:span text:style-name="T4">Staff (psionic); </text:span><text:span text:style-name="Core_20_Body_20_Italic"><text:span text:style-name="T4">Manifester Level: </text:span></text:span><text:span text:style-name="T4">9th; </text:span><text:span text:style-name="Core_20_Body_20_Italic"><text:span text:style-name="T4">Purchase DC:</text:span></text:span><text:span text:style-name="T4"> 40; </text:span><text:span text:style-name="Core_20_Body_20_Italic"><text:span text:style-name="T4">Weight:</text:span></text:span><text:span text:style-name="T4"> 5 lb.</text:span></text:p>
      <text:p text:style-name="P3"><text:soft-page-break/></text:p>
      <text:h text:style-name="P13" text:outline-level="2"><text:span text:style-name="T8">Tattoos</text:span></text:h>
      <text:p text:style-name="P1"><text:span text:style-name="T4">Tattoos are single-use “items” containing a spell-like or psionic effect that affects only the bearer. They can be drawn or imprinted just about anywhere on the body; however, the bearer of a magic or psionic tattoo must touch it (and speak a command word) to activate its power, so tattoos are normally placed in easy-to-reach places.</text:span></text:p>
      <text:p text:style-name="P1"><text:span text:style-name="T4">Magic and psionic tattoos are permanent until activated or dispelled.</text:span></text:p>
      <text:p text:style-name="P10"><text:span text:style-name="T4">Activating a tattoo is an attack action, requires the utterance of a command word, and does not provoke attacks of opportunity.</text:span></text:p>
      <text:p text:style-name="P1"><text:span text:style-name="T5">Purchase DC:</text:span><text:span text:style-name="T4"> A tattoo’s purchase DC is 15 + the tattoo’s caster level or manifester level + spell level or power level unless noted otherwise. The purchase DC includes the cost of drawing or imprinting the tattoo on the body.</text:span></text:p>
      <text:p text:style-name="P3"/>
      <text:p text:style-name="P1"><text:span text:style-name="T4">Examples of tattoos include the following.</text:span></text:p>
      <text:p text:style-name="P1"><text:span text:style-name="T9">Tattoo of Body Adjustment:</text:span><text:span text:style-name="Core_20_Body_20_Italic"><text:span text:style-name="T4"> </text:span></text:span><text:span text:style-name="T4">This tattoo has one of three effects, which the bearer chooses at the time of activation:</text:span></text:p>
      <text:p text:style-name="P1"><text:span text:style-name="T4">Instantly heal 3d6 points of damage.</text:span></text:p>
      <text:p text:style-name="P1"><text:span text:style-name="T4">Gain a +7 bonus on the bearer’s next Fortitude save to negate further damage from any one disease or poison currently afflicting the bearer.</text:span></text:p>
      <text:p text:style-name="P1"><text:span text:style-name="T4">Instantly heal 2 points of temporary ability damage.</text:span></text:p>
      <text:p text:style-name="P1"><text:span text:style-name="Core_20_Body_20_Italic"><text:span text:style-name="T4">Type: </text:span></text:span><text:span text:style-name="T4">Tattoo (psionic); </text:span><text:span text:style-name="Core_20_Body_20_Italic"><text:span text:style-name="T4">Manifester Level: </text:span></text:span><text:span text:style-name="T4">3rd; </text:span><text:span text:style-name="Core_20_Body_20_Italic"><text:span text:style-name="T4">Purchase DC:</text:span></text:span><text:span text:style-name="T4"> 20; </text:span><text:span text:style-name="Core_20_Body_20_Italic"><text:span text:style-name="T4">Weight:</text:span></text:span><text:span text:style-name="T4"> —.</text:span></text:p>
      <text:p text:style-name="P2"/>
      <text:p text:style-name="P1"><text:span text:style-name="T9">Tattoo of Natural Armor:</text:span><text:span text:style-name="T4"> This tattoo, when activated, covers the bearer’s skin in hard ridges that provide a +4 natural armor bonus to Defense. The effect lasts 7 minutes.</text:span></text:p>
      <text:p text:style-name="P1"><text:span text:style-name="Core_20_Body_20_Italic"><text:span text:style-name="T4">Type: </text:span></text:span><text:span text:style-name="T4">Tattoo (psionic); </text:span><text:span text:style-name="Core_20_Body_20_Italic"><text:span text:style-name="T4">Manifester Level: </text:span></text:span><text:span text:style-name="T4">7th; </text:span><text:span text:style-name="Core_20_Body_20_Italic"><text:span text:style-name="T4">Purchase DC:</text:span></text:span><text:span text:style-name="T4"> 26; </text:span><text:span text:style-name="Core_20_Body_20_Italic"><text:span text:style-name="T4">Weight:</text:span></text:span><text:span text:style-name="T4"> —.</text:span></text:p>
      <text:p text:style-name="P2"/>
      <text:p text:style-name="P1"><text:span text:style-name="T9">Tattoo of Spider Climb:</text:span><text:span text:style-name="T4"> The bearer can climb and travel on vertical surfaces and ceilings for 30 minutes. The bearer gains a climb speed of 20 feet and need not make Climb checks to scale a surface. The bearer cannot take run actions for the duration of the effect.</text:span></text:p>
      <text:p text:style-name="P1"><text:span text:style-name="Core_20_Body_20_Italic"><text:span text:style-name="T4">Type: </text:span></text:span><text:span text:style-name="T4">Tattoo (magic); </text:span><text:span text:style-name="Core_20_Body_20_Italic"><text:span text:style-name="T4">Caster Level: </text:span></text:span><text:span text:style-name="T4">3rd; </text:span><text:span text:style-name="Core_20_Body_20_Italic"><text:span text:style-name="T4">Purchase DC:</text:span></text:span><text:span text:style-name="T4"> 19; </text:span><text:span text:style-name="Core_20_Body_20_Italic"><text:span text:style-name="T4">Weight:</text:span></text:span><text:span text:style-name="T4"> —.</text:span></text:p>
      <text:p text:style-name="P3"/>
      <text:h text:style-name="P13" text:outline-level="2"><text:span text:style-name="T8">Wands</text:span></text:h>
      <text:p text:style-name="P1"><text:soft-page-break/><text:span text:style-name="T4">A wand is a short stick imbued with the power to cast a specific spell 50 times. The spell must be 4th level or lower, and the wand cannot be recharged. A typical wand has a Defense of 7, hardness 5, 5 hit points, and a break DC of 16.</text:span></text:p>
      <text:p text:style-name="P1"><text:span text:style-name="T4">A divine spell wand can be used only by divine spellcasters, while an arcane spell wand can be used only by arcane spellcasters.</text:span></text:p>
      <text:p text:style-name="P1"><text:span text:style-name="T4">Using a wand is an attack action and does not provoke attacks of opportunity. A wand has 50 charges when new.</text:span></text:p>
      <text:p text:style-name="P1"><text:span text:style-name="T5">Purchase DC: </text:span><text:span text:style-name="T4">Unless noted otherwise, a wand’s purchase DC is 24 + the wand’s caster level + the level of the spell stored in the wand. The purchase DC is for a fully charged wand. For a used wand with 25 charges, reduce the purchase DC by 2.</text:span></text:p>
      <text:p text:style-name="P3"/>
      <text:p text:style-name="P1"><text:span text:style-name="T4">Sample wands include the following:</text:span></text:p>
      <text:p text:style-name="P1"><text:span text:style-name="T9">Wand of Animate Dead:</text:span><text:span text:style-name="T4"> This wand allows its user to cast </text:span><text:span text:style-name="Core_20_Body_20_Italic"><text:span text:style-name="T4">animate dead</text:span></text:span><text:span text:style-name="T4">.</text:span></text:p>
      <text:p text:style-name="P1"><text:span text:style-name="Core_20_Body_20_Italic"><text:span text:style-name="T4">Type: </text:span></text:span><text:span text:style-name="T4">Wand (magic); </text:span><text:span text:style-name="Core_20_Body_20_Italic"><text:span text:style-name="T4">Caster Level: </text:span></text:span><text:span text:style-name="T4">5th (divine); </text:span><text:span text:style-name="Core_20_Body_20_Italic"><text:span text:style-name="T4">Purchase DC:</text:span></text:span><text:span text:style-name="T4"> 32; </text:span><text:span text:style-name="Core_20_Body_20_Italic"><text:span text:style-name="T4">Weight:</text:span></text:span><text:span text:style-name="T4"> 1 lb.</text:span></text:p>
      <text:p text:style-name="P2"/>
      <text:p text:style-name="P1"><text:span text:style-name="T9">Wand of Knock:</text:span><text:span text:style-name="T4"> A single charge from the wand opens as many as two locked, barred, stuck, or magically held mechanisms within 30 feet of each other (including locked doors and containers).</text:span></text:p>
      <text:p text:style-name="P1"><text:span text:style-name="Core_20_Body_20_Italic"><text:span text:style-name="T4">Type: </text:span></text:span><text:span text:style-name="T4">Wand (magic); </text:span><text:span text:style-name="Core_20_Body_20_Italic"><text:span text:style-name="T4">Caster Level: </text:span></text:span><text:span text:style-name="T4">3rd (arcane); </text:span><text:span text:style-name="Core_20_Body_20_Italic"><text:span text:style-name="T4">Purchase DC:</text:span></text:span><text:span text:style-name="T4"> 28; </text:span><text:span text:style-name="Core_20_Body_20_Italic"><text:span text:style-name="T4">Weight:</text:span></text:span><text:span text:style-name="T4"> 1 lb.</text:span></text:p>
      <text:p text:style-name="P2"/>
      <text:p text:style-name="P1"><text:span text:style-name="T9">Wand of Web: </text:span><text:span text:style-name="T4">This wand allows its user to cast </text:span><text:span text:style-name="Core_20_Body_20_Italic"><text:span text:style-name="T4">web</text:span></text:span><text:span text:style-name="T4">.</text:span></text:p>
      <text:p text:style-name="P1"><text:span text:style-name="Core_20_Body_20_Italic"><text:span text:style-name="T4">Type: </text:span></text:span><text:span text:style-name="T4">Wand (magic); </text:span><text:span text:style-name="Core_20_Body_20_Italic"><text:span text:style-name="T4">Caster Level: </text:span></text:span><text:span text:style-name="T4">3rd (arcane); </text:span><text:span text:style-name="Core_20_Body_20_Italic"><text:span text:style-name="T4">Purchase DC:</text:span></text:span><text:span text:style-name="T4"> 28; </text:span><text:span text:style-name="Core_20_Body_20_Italic"><text:span text:style-name="T4">Weight:</text:span></text:span><text:span text:style-name="T4"> 1 lb.</text:span></text:p>
      <text:p text:style-name="P3"/>
      <text:h text:style-name="P13" text:outline-level="2"><text:span text:style-name="T8">Wondrous Items</text:span></text:h>
      <text:p text:style-name="P1"><text:span text:style-name="T4">Wondrous items include anything that doesn’t fall into the other groups, including jewelry, tools, books, clothing, and gadgets.</text:span></text:p>
      <text:p text:style-name="P1"><text:span text:style-name="T4">Unless noted otherwise, activating a wondrous item takes an attack action and does not provoke attacks of opportunity. Wondrous items are activated by command word or use-activated.</text:span></text:p>
      <text:p text:style-name="P1"><text:span text:style-name="T5">Purchase DC:</text:span><text:span text:style-name="T4"> A wondrous item’s purchase DC is 25 + the item’s caster level + its FX modifier. The FX modifier depends on the item’s nature, as shown on the table below:</text:span></text:p>
      <text:p text:style-name="P3"/>
      <table:table table:name="Table3" table:style-name="Table3">
        <table:table-column table:style-name="Table3.A"/>
        <table:table-column table:style-name="Table3.B"/>
        <text:soft-page-break/>
        <table:table-row table:style-name="Table3.1">
          <table:table-cell table:style-name="Table3.A1" office:value-type="string">
            <text:p text:style-name="P4"><text:span text:style-name="T2">Item’s Nature</text:span></text:p>
          </table:table-cell>
          <table:table-cell table:style-name="Table3.A1" office:value-type="string">
            <text:h text:style-name="P14" text:outline-level="4"><text:span text:style-name="T2">FX Modifier</text:span></text:h>
          </table:table-cell>
        </table:table-row>
        <table:table-row table:style-name="Table3.1">
          <table:table-cell table:style-name="Table3.A2" office:value-type="string">
            <text:p text:style-name="P8"><text:span text:style-name="T6">Single-use item</text:span></text:p>
          </table:table-cell>
          <table:table-cell table:style-name="Table3.A2" office:value-type="string">
            <text:p text:style-name="P7"><text:span text:style-name="T6">—</text:span></text:p>
          </table:table-cell>
        </table:table-row>
        <table:table-row table:style-name="Table3.1">
          <table:table-cell table:style-name="Table3.A2" office:value-type="string">
            <text:p text:style-name="P1"><text:span text:style-name="T6">Continuous effect or bonus </text:span><text:span text:style-name="superscript_20__23__20_in_20_tables"><text:span text:style-name="T12">1</text:span></text:span></text:p>
          </table:table-cell>
          <table:table-cell table:style-name="Table3.A2" office:value-type="string">
            <text:p text:style-name="P6"><text:span text:style-name="T6">+3</text:span></text:p>
          </table:table-cell>
        </table:table-row>
        <table:table-row table:style-name="Table3.1">
          <table:table-cell table:style-name="Table3.A2" office:value-type="string">
            <text:p text:style-name="P1"><text:span text:style-name="T6">Limited number of uses per day</text:span></text:p>
          </table:table-cell>
          <table:table-cell table:style-name="Table3.A2" office:value-type="string">
            <text:p text:style-name="P6"><text:span text:style-name="T6">+2</text:span></text:p>
          </table:table-cell>
        </table:table-row>
        <table:table-row table:style-name="Table3.1">
          <table:table-cell table:style-name="Table3.A2" office:value-type="string">
            <text:p text:style-name="P1"><text:span text:style-name="T6">Limited number of charges</text:span></text:p>
          </table:table-cell>
          <table:table-cell table:style-name="Table3.A2" office:value-type="string">
            <text:p text:style-name="P6"><text:span text:style-name="T6">+1</text:span></text:p>
          </table:table-cell>
        </table:table-row>
        <table:table-row table:style-name="Table3.6">
          <table:table-cell table:style-name="Table3.A6" table:number-columns-spanned="2" office:value-type="string">
            <text:p text:style-name="P5"><text:span text:style-name="superscript_20__23__20_in_20_tables"><text:span text:style-name="T4">1</text:span></text:span><text:span text:style-name="New_20_Style_20_Sheet"><text:span text:style-name="T4"> See Limit on FX Items Worn. A continuous effect item that does not take up one of these limited spaces has a +4 FX modifier (instead of +3).</text:span></text:span></text:p>
          </table:table-cell>
          <table:covered-table-cell/>
        </table:table-row>
      </table:table>
      <text:p text:style-name="P3"/>
      <text:p text:style-name="P1"><text:span text:style-name="T4">Examples of wondrous items include the following.</text:span></text:p>
      <text:p text:style-name="P1"><text:span text:style-name="T9">Chemical Light Stick of Revealing:</text:span><text:span text:style-name="T4"> This FX item reveals invisible creatures and objects within its 5-foot light radius. This magic item usually comes in packs of five, and each light stick lasts 6 hours.</text:span></text:p>
      <text:p text:style-name="P1"><text:span text:style-name="T4">The purchase DC and weight given below are for a pack of five.</text:span></text:p>
      <text:p text:style-name="P1"><text:span text:style-name="Core_20_Body_20_Italic"><text:span text:style-name="T4">Type: </text:span></text:span><text:span text:style-name="T4">Wondrous Item (magic); </text:span><text:span text:style-name="Core_20_Body_20_Italic"><text:span text:style-name="T4">Caster Level: </text:span></text:span><text:span text:style-name="T4">3rd; </text:span><text:span text:style-name="Core_20_Body_20_Italic"><text:span text:style-name="T4">Purchase DC:</text:span></text:span><text:span text:style-name="T4"> 29; </text:span><text:span text:style-name="Core_20_Body_20_Italic"><text:span text:style-name="T4">Weight:</text:span></text:span><text:span text:style-name="T4"> 1 lb.</text:span></text:p>
      <text:p text:style-name="P2"/>
      <text:p text:style-name="P1"><text:span text:style-name="T9">Crystal Pistol:</text:span><text:span text:style-name="T4"> This item is the same size as a Small handgun. Pulling the trigger activates the psionic energy stored inside the crystal. The energy strikes a single target designated by the user and deals 3d6 points of bludgeoning damage. The user may choose to have the device deal nonlethal damage instead.</text:span></text:p>
      <text:p text:style-name="P1"><text:span text:style-name="T4">The target must be within 130 feet. A </text:span><text:span text:style-name="Core_20_Body_20_Italic"><text:span text:style-name="T4">crystal pistol</text:span></text:span><text:span text:style-name="T4"> can be fired 50 times before the crystal shard is completely drained of psionic energy. This item cannot be recharged.</text:span></text:p>
      <text:p text:style-name="P1"><text:span text:style-name="T4">Firing a </text:span><text:span text:style-name="Core_20_Body_20_Italic"><text:span text:style-name="T4">crystal pistol</text:span></text:span><text:span text:style-name="T4"> is an attack action and does not provoke attacks of opportunity.</text:span></text:p>
      <text:p text:style-name="P1"><text:span text:style-name="Core_20_Body_20_Italic"><text:span text:style-name="T4">Type: </text:span></text:span><text:span text:style-name="T4">Wondrous Item (psionic); </text:span><text:span text:style-name="Core_20_Body_20_Italic"><text:span text:style-name="T4">Manifester Level: </text:span></text:span><text:span text:style-name="T4">3rd; </text:span><text:span text:style-name="Core_20_Body_20_Italic"><text:span text:style-name="T4">Purchase DC:</text:span></text:span><text:span text:style-name="T4"> 29; </text:span><text:span text:style-name="Core_20_Body_20_Italic"><text:span text:style-name="T4">Weight:</text:span></text:span><text:span text:style-name="T4"> 2 lb.</text:span></text:p>
      <text:p text:style-name="P2"/>
      <text:p text:style-name="P1"><text:span text:style-name="T9">Duct Tape of Repair:</text:span><text:span text:style-name="T4"> This magic brand of duct tape can repair damaged objects and vehicles. When a 5-foot strip of the </text:span><text:span text:style-name="Core_20_Body_20_Italic"><text:span text:style-name="T4">duct tape</text:span></text:span><text:span text:style-name="T4"> is applied to the damaged area, the </text:span><text:span text:style-name="Core_20_Body_20_Italic"><text:span text:style-name="T4">duct tape</text:span></text:span><text:span text:style-name="T4"> disappears and the object regains 1d8+5 hit points instantly.</text:span></text:p>
      <text:p text:style-name="P1"><text:span text:style-name="Core_20_Body_20_Italic"><text:span text:style-name="T4">Duct tape of repair</text:span></text:span><text:span text:style-name="T4"> comes in a standard-size roll and can be used 14 times before the roll is exhausted. Applying </text:span><text:span text:style-name="Core_20_Body_20_Italic"><text:span text:style-name="T4">duct tape of repair</text:span></text:span><text:span text:style-name="T4"> is a full-round action that provokes attacks of opportunity.</text:span></text:p>
      <text:p text:style-name="P1"><text:span text:style-name="Core_20_Body_20_Italic"><text:span text:style-name="T4">Type: </text:span></text:span><text:span text:style-name="T4">Wondrous Item (magic); </text:span><text:span text:style-name="Core_20_Body_20_Italic"><text:span text:style-name="T4">Caster Level: </text:span></text:span><text:span text:style-name="T4">5th; </text:span><text:span text:style-name="Core_20_Body_20_Italic"><text:span text:style-name="T4">Purchase DC:</text:span></text:span><text:span text:style-name="T4"> 31; </text:span><text:span text:style-name="Core_20_Body_20_Italic"><text:span text:style-name="T4">Weight:</text:span></text:span><text:span text:style-name="T4"> 1 lb.</text:span></text:p>
      <text:p text:style-name="P2"/>
      <text:p text:style-name="P1"><text:span text:style-name="T9">Gauntlet of Lightning:</text:span><text:span text:style-name="T4"> This gauntlet allows its wearer to cast </text:span><text:span text:style-name="Core_20_Body_20_Italic"><text:span text:style-name="T4">lightning bolt</text:span></text:span><text:span text:style-name="T4"> 3 times per day. Each bolt deals 5d6 points of electricity damage, or half if a Reflex save (DC 14) succeeds. Using the gauntlet is an attack action and does not provoke attacks of opportunity.</text:span></text:p>
      <text:p text:style-name="P1"><text:span text:style-name="Core_20_Body_20_Italic"><text:span text:style-name="T4">Type: </text:span></text:span><text:span text:style-name="T4">Wondrous Item (magic); </text:span><text:span text:style-name="Core_20_Body_20_Italic"><text:span text:style-name="T4">Caster Level: </text:span></text:span><text:span text:style-name="T4">5th; </text:span><text:span text:style-name="Core_20_Body_20_Italic"><text:span text:style-name="T4">Purchase DC:</text:span></text:span><text:span text:style-name="T4"> 32; </text:span><text:span text:style-name="Core_20_Body_20_Italic"><text:span text:style-name="T4">Weight:</text:span></text:span><text:span text:style-name="T4"> 1 lb.</text:span></text:p>
      <text:p text:style-name="P2"/>
      <text:p text:style-name="P1"><text:span text:style-name="T9">Icethrower:</text:span><text:span text:style-name="T4"> This backpack and spray nozzle looks similar to a flamethrower but shoots a 45-foot-long </text:span><text:span text:style-name="Core_20_Body_20_Italic"><text:span text:style-name="T4">cone of cold</text:span></text:span><text:span text:style-name="T4"> that deals 9d6 points of cold damage to creatures and objects in the area. A successful Reflex save (DC 17) halves the damage. Using the </text:span><text:span text:style-name="Core_20_Body_20_Italic"><text:span text:style-name="T4">icethrower</text:span></text:span><text:span text:style-name="T4"> is an attack action and provokes attacks of opportunity.</text:span></text:p>
      <text:p text:style-name="P1"><text:span text:style-name="T4">The cold fuel stored in the </text:span><text:span text:style-name="Core_20_Body_20_Italic"><text:span text:style-name="T4">icethrower</text:span></text:span><text:span text:style-name="T4">’s backpack is drained after 10 shots but can be replenished (at the cost of the item’s purchase DC). </text:span></text:p>
      <text:p text:style-name="P1"><text:soft-page-break/><text:span text:style-name="Core_20_Body_20_Italic"><text:span text:style-name="T4">Type: </text:span></text:span><text:span text:style-name="T4">Wondrous Item (magic); </text:span><text:span text:style-name="Core_20_Body_20_Italic"><text:span text:style-name="T4">Caster Level: </text:span></text:span><text:span text:style-name="T4">9th; </text:span><text:span text:style-name="Core_20_Body_20_Italic"><text:span text:style-name="T4">Purchase DC:</text:span></text:span><text:span text:style-name="T4"> 35; </text:span><text:span text:style-name="Core_20_Body_20_Italic"><text:span text:style-name="T4">Weight:</text:span></text:span><text:span text:style-name="T4"> 50 lb.</text:span></text:p>
      <text:p text:style-name="P2"/>
      <text:p text:style-name="P1"><text:span text:style-name="T9">Jade Crocodile:</text:span><text:span text:style-name="T4"> When the owner sets down this figurine and speaks the proper command word, the figurine instantly transforms into a crocodile that obeys its owner’s simple commands. The crocodile remains for 10 minutes, reverting to figurine form at the end of this duration or when reduced to 0 hit points.</text:span></text:p>
      <text:p text:style-name="P1"><text:span text:style-name="T4">A </text:span><text:span text:style-name="Core_20_Body_20_Italic"><text:span text:style-name="T4">jade crocodile</text:span></text:span><text:span text:style-name="T4"> can be used once per day. Activating the item is an attack action and does not provoke attacks of opportunity. The figurine has a Defense of 8, hardness 5, 6 hit points, and a break DC of 22.</text:span></text:p>
      <text:p text:style-name="P1"><text:span text:style-name="Core_20_Body_20_Italic"><text:span text:style-name="T4">Type: </text:span></text:span><text:span text:style-name="T4">Wondrous Item (magic); </text:span><text:span text:style-name="Core_20_Body_20_Italic"><text:span text:style-name="T4">Caster Level: </text:span></text:span><text:span text:style-name="T4">6th; </text:span><text:span text:style-name="Core_20_Body_20_Italic"><text:span text:style-name="T4">Purchase DC:</text:span></text:span><text:span text:style-name="T4"> 33; </text:span><text:span text:style-name="Core_20_Body_20_Italic"><text:span text:style-name="T4">Weight:</text:span></text:span><text:span text:style-name="T4"> —.</text:span></text:p>
      <text:p text:style-name="P2"/>
      <text:p text:style-name="P1"><text:span text:style-name="T9">Leather Jacket of Damage Reduction:</text:span><text:span text:style-name="T4"> In addition to providing the usual +1 equipment bonus to Defense, this well-worn leather jacket reduces the damage to its wearer from any melee and ranged weapon attack by 1 point (1/—). This damage reduction stacks with any other damage reduction.</text:span></text:p>
      <text:p text:style-name="P1"><text:span text:style-name="Core_20_Body_20_Italic"><text:span text:style-name="T4">Type: </text:span></text:span><text:span text:style-name="T4">Wondrous Item (magic); </text:span><text:span text:style-name="Core_20_Body_20_Italic"><text:span text:style-name="T4">Caster Level: </text:span></text:span><text:span text:style-name="T4">3rd; </text:span><text:span text:style-name="Core_20_Body_20_Italic"><text:span text:style-name="T4">Purchase DC:</text:span></text:span><text:span text:style-name="T4"> 31; </text:span><text:span text:style-name="Core_20_Body_20_Italic"><text:span text:style-name="T4">Weight:</text:span></text:span><text:span text:style-name="T4"> 4 lb.</text:span></text:p>
      <text:p text:style-name="P2"/>
      <text:p text:style-name="P1"><text:span text:style-name="T9">Running Shoes of Striding and Springing:</text:span><text:span text:style-name="T4"> The wearer of these shoes moves at double his or her normal speed. In addition, these shoes grant a +10 equipment bonus on Jump checks.</text:span></text:p>
      <text:p text:style-name="P1"><text:span text:style-name="Core_20_Body_20_Italic"><text:span text:style-name="T4">Type: </text:span></text:span><text:span text:style-name="T4">Wondrous Item (magic); </text:span><text:span text:style-name="Core_20_Body_20_Italic"><text:span text:style-name="T4">Caster Level: </text:span></text:span><text:span text:style-name="T4">5th; </text:span><text:span text:style-name="Core_20_Body_20_Italic"><text:span text:style-name="T4">Purchase DC:</text:span></text:span><text:span text:style-name="T4"> 33; </text:span><text:span text:style-name="Core_20_Body_20_Italic"><text:span text:style-name="T4">Weight:</text:span></text:span><text:span text:style-name="T4"> 1 lb.</text:span></text:p>
      <text:p text:style-name="P2"/>
      <text:p text:style-name="P1"><text:span text:style-name="T9">Screaming Amulet:</text:span><text:span text:style-name="T4"> <text:s/>As an attack action, the wearer can cause the amulet to emit a horrid psionic shriek that disrupts the brain waves of every living creature in a 15-foot-radius burst centered on the wearer (the wearer is unaffected). The shriek deals 7d6 points of damage, or half with a successful Will save (DC 17). Power resistance applies. Using a </text:span><text:span text:style-name="Core_20_Body_20_Italic"><text:span text:style-name="T4">screaming amulet</text:span></text:span><text:span text:style-name="T4"> does not provoke an attack of opportunity. Activating the amulet costs 10 power points; if the wearer does not have 10 power points to spend, he or she cannot activate the item.</text:span></text:p>
      <text:p text:style-name="P1"><text:span text:style-name="Core_20_Body_20_Italic"><text:span text:style-name="T4">Type: </text:span></text:span><text:span text:style-name="T4">Wondrous Item (psionic); </text:span><text:span text:style-name="Core_20_Body_20_Italic"><text:span text:style-name="T4">Manifester Level: </text:span></text:span><text:span text:style-name="T4">7th; </text:span><text:span text:style-name="Core_20_Body_20_Italic"><text:span text:style-name="T4">Purchase DC:</text:span></text:span><text:span text:style-name="T4"> 34; </text:span><text:span text:style-name="Core_20_Body_20_Italic"><text:span text:style-name="T4">Weight:</text:span></text:span><text:span text:style-name="T4"> —.</text:span></text:p>
      <text:p text:style-name="P2"/>
      <text:p text:style-name="P1"><text:span text:style-name="T9">Six-Demon Bag:</text:span><text:span text:style-name="T4"> So long as the bag remains bound, the possessor gains a +1 luck bonus on all saves. Opening or sealing the bag is a move action that provokes attacks of opportunity.</text:span></text:p>
      <text:p text:style-name="P1"><text:span text:style-name="T4">Inside the bag are six small stones. Each stone can be hurled up to 60 feet, exploding at any point within range as designated by the possessor. Each stone releases a 15-foot-radius burst of energy or shrapnel that deals 5d6 points of damage, or half damage if a Reflex save (DC 15) succeeds.</text:span></text:p>
      <text:p text:style-name="P1"><text:span text:style-name="Core_20_Body_20_Italic"><text:span text:style-name="T4">Stone of Acid Rain:</text:span></text:span><text:span text:style-name="T4"> This stone releases a burst of acid.</text:span></text:p>
      <text:p text:style-name="P1"><text:span text:style-name="Core_20_Body_20_Italic"><text:span text:style-name="T4">Stone of Earth:</text:span></text:span><text:span text:style-name="T4"> This stone releases a burst of stony shards that deals slashing damage.</text:span></text:p>
      <text:p text:style-name="P1"><text:span text:style-name="Core_20_Body_20_Italic"><text:span text:style-name="T4">Stone of Fire:</text:span></text:span><text:span text:style-name="T4"> This stone releases a burst of fire.</text:span></text:p>
      <text:p text:style-name="P1"><text:span text:style-name="Core_20_Body_20_Italic"><text:span text:style-name="T4">Stone of Hail:</text:span></text:span><text:span text:style-name="T4"> This stone releases a burst of cold.</text:span></text:p>
      <text:p text:style-name="P1"><text:soft-page-break/><text:span text:style-name="Core_20_Body_20_Italic"><text:span text:style-name="T4">Stone of Lightning:</text:span></text:span><text:span text:style-name="T4"> This stone releases a burst of electricity.</text:span></text:p>
      <text:p text:style-name="P1"><text:span text:style-name="Core_20_Body_20_Italic"><text:span text:style-name="T4">Stone of Thunder:</text:span></text:span><text:span text:style-name="T4"> This stone releases a burst of sonic/concussion energy.</text:span></text:p>
      <text:p text:style-name="P1"><text:span text:style-name="T4">Once all six stones are thrown, the </text:span><text:span text:style-name="Core_20_Body_20_Italic"><text:span text:style-name="T4">six-demon bag</text:span></text:span><text:span text:style-name="T4"> loses all of its magic properties.</text:span></text:p>
      <text:p text:style-name="P1"><text:span text:style-name="Core_20_Body_20_Italic"><text:span text:style-name="T4">Type: </text:span></text:span><text:span text:style-name="T4">Wondrous Item (magic); </text:span><text:span text:style-name="Core_20_Body_20_Italic"><text:span text:style-name="T4">Caster Level: </text:span></text:span><text:span text:style-name="T4">5th; </text:span><text:span text:style-name="Core_20_Body_20_Italic"><text:span text:style-name="T4">Purchase DC:</text:span></text:span><text:span text:style-name="T4"> 34; </text:span><text:span text:style-name="Core_20_Body_20_Italic"><text:span text:style-name="T4">Weight:</text:span></text:span><text:span text:style-name="T4"> —.</text:span></text:p>
      <text:p text:style-name="P2"/>
      <text:p text:style-name="P1"><text:span text:style-name="T9">Windbreaker of Resistance:</text:span><text:span text:style-name="T4"> This garment offers magic protection in the form of a +1 to +3 resistance bonus on all saving throws.</text:span></text:p>
      <text:p text:style-name="P1"><text:span text:style-name="Core_20_Body_20_Italic"><text:span text:style-name="T4">Type: </text:span></text:span><text:span text:style-name="T4">Wondrous Item (magic); </text:span><text:span text:style-name="Core_20_Body_20_Italic"><text:span text:style-name="T4">Caster Level: </text:span></text:span><text:span text:style-name="T4">4th (+1), 7th (+2), 10th (+3); </text:span><text:span text:style-name="Core_20_Body_20_Italic"><text:span text:style-name="T4">Purchase DC:</text:span></text:span><text:span text:style-name="T4"> 22 (+1), 25 (+2), 28 (+3); </text:span><text:span text:style-name="Core_20_Body_20_Italic"><text:span text:style-name="T4">Weight:</text:span></text:span><text:span text:style-name="T4"> 1 l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genda-LightCondensed1" svg:font-family="Agenda-LightCondense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Arial Unicode MS" style:font-family-asian="'@Arial Unicode MS'" style:font-family-generic-asian="system" style:font-pitch-asian="variable" style:font-size-asian="12pt" style:language-asian="en" style:country-asian="US" style:font-name-complex="Agenda-LightCondensed1" style:font-family-complex="Agenda-LightCondensed"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Arial Unicode MS" style:font-family-asian="'@Arial Unicode MS'" style:font-family-generic-asian="system" style:font-pitch-asian="variable" style:font-size-asian="10.5pt" style:language-asian="en" style:country-asian="US" style:font-name-complex="Agenda-LightCondensed1" style:font-family-complex="Agenda-LightCondensed"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Arial Unicode MS" style:font-family-asian="'@Arial Unicode MS'" style:font-family-generic-asian="system" style:font-pitch-asian="variable" style:font-size-asian="26pt" style:language-asian="en" style:country-asian="US" style:font-name-complex="Agenda-LightCondensed1" style:font-family-complex="Agenda-LightCondensed" style:font-family-generic-complex="system" style:font-pitch-complex="variable" style:font-size-complex="12pt"/>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Arial Unicode MS" style:font-family-asian="'@Arial Unicode MS'" style:font-family-generic-asian="system" style:font-pitch-asian="variable" style:font-size-asian="18pt" style:language-asian="en" style:country-asian="US" style:font-name-complex="Agenda-LightCondensed1" style:font-family-complex="Agenda-LightCondensed" style:font-family-generic-complex="system" style:font-pitch-complex="variable" style:font-size-complex="12pt"/>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_2a_Small_20_Table_20_column_20_body" style:display-name="*Small Table column body" style:family="paragraph" style:default-outline-level="">
      <style:paragraph-properties fo:margin-left="0.028in" fo:margin-right="0.028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Arial Unicode MS" style:font-family-asian="'@Arial Unicode MS'" style:font-family-generic-asian="system" style:font-pitch-asian="variable" style:font-size-asian="10.5pt" style:language-asian="en" style:country-asian="US" style:font-name-complex="Agenda-LightCondensed1" style:font-family-complex="Agenda-LightCondensed" style:font-family-generic-complex="system" style:font-pitch-complex="variable" style:font-size-complex="12pt"/>
    </style:style>
    <style:style style:name="_2a_table_20_col_20_heads_20_alone" style:display-name="*table col heads alone"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Hanging_20_bullet" style:display-name="Hanging bullet" style:family="paragraph" style:parent-style-name="Core_20_Body" style:default-outline-level="">
      <style:paragraph-properties fo:margin-left="0.25in" fo:margin-right="0in" fo:line-height="0.1598in" fo:text-align="justify" style:justify-single-word="false" fo:orphans="2" fo:widows="2" fo:text-indent="-0.1252in" style:auto-text-indent="false" style:vertical-align="auto">
        <style:tab-stops>
          <style:tab-stop style:position="0.25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H3" style:display-name="Sidebar H3" style:family="paragraph" style:parent-style-name="_2a_H3"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tab-stops>
          <style:tab-stop style:position="-0.3555in"/>
          <style:tab-stop style:position="0in"/>
          <style:tab-stop style:position="0.1252in"/>
          <style:tab-stop style:position="0.1882in" style:type="right"/>
          <style:tab-stop style:position="0.25in"/>
          <style:tab-stop style:position="0.7173in"/>
          <style:tab-stop style:position="1.5035in" style:type="center"/>
          <style:tab-stop style:position="2.1335in" style:type="right"/>
          <style:tab-stop style:position="14.2228in" style:type="center"/>
          <style:tab-stop style:position="14.7555in"/>
          <style:tab-stop style:position="14.9335in"/>
          <style:tab-stop style:position="18.6665in" style:type="center"/>
          <style:tab-stop style:position="20.2673in"/>
        </style:tab-stops>
      </style:paragraph-properties>
      <style:text-properties style:font-name="Conques-Demi" fo:font-family="Conques-Demi" style:font-family-generic="roman" style:font-pitch="variable" fo:font-size="18pt" fo:language="en" fo:country="US" style:font-size-asian="18pt" style:language-asian="en" style:country-asian="US"/>
    </style:style>
    <style:style style:name="Sidebar_20_Body" style:display-name="Sidebar Body" style:family="paragraph" style:parent-style-name="Core_20_Body" style:default-outline-level="">
      <style:paragraph-properties fo:margin-left="0.1252in" fo:margin-right="0.1252in" fo:line-height="0.1598in" fo:text-align="justify" style:justify-single-word="false" fo:orphans="2" fo:widows="2" fo:text-indent="0.1252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Body_20_No_20_Indent" style:display-name="Sidebar Body No Indent" style:family="paragraph" style:parent-style-name="Sidebar_20_Body" style:default-outline-level="">
      <style:paragraph-properties fo:margin-left="0.1252in" fo:margin-right="0.1252in" fo:line-height="0.1598in" fo:text-align="justify" style:justify-single-word="false" fo:orphans="2" fo:widows="2" fo:text-indent="0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1" style:display-name="*H1" style:family="paragraph" style:default-outline-level="">
      <style:paragraph-properties fo:margin-left="0in" fo:margin-right="0in" fo:margin-top="0.1598in" fo:margin-bottom="0.0799in" loext:contextual-spacing="false" fo:line-height="0.3193in" fo:text-align="center" style:justify-single-word="false" fo:keep-together="always" fo:orphans="2" fo:widows="2" fo:text-indent="0in" style:auto-text-indent="false" fo:keep-with-next="always" style:vertical-align="auto" style:writing-mode="lr-tb"/>
      <style:text-properties fo:text-transform="uppercase" style:font-name="HandelGothicEF-Bold" fo:font-family="HandelGothicEF-Bold" style:font-family-generic="roman" style:font-pitch="variable" fo:font-size="22pt" fo:language="en" fo:country="US" style:font-name-asian="@Arial Unicode MS" style:font-family-asian="'@Arial Unicode MS'" style:font-family-generic-asian="system" style:font-pitch-asian="variable" style:font-size-asian="22pt" style:language-asian="en" style:country-asian="US" style:font-name-complex="Agenda-LightCondensed1" style:font-family-complex="Agenda-LightCondensed" style:font-family-generic-complex="system" style:font-pitch-complex="variable" style:font-size-complex="12pt"/>
    </style:style>
    <style:style style:name="_2a_Table_20__23__20__26__20_Title" style:display-name="*Table # &amp; Title" style:family="paragraph"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name-asian="@Arial Unicode MS" style:font-family-asian="'@Arial Unicode MS'" style:font-family-generic-asian="system" style:font-pitch-asian="variable" style:font-size-asian="11pt" style:language-asian="en" style:country-asian="US" style:font-name-complex="Agenda-LightCondensed1" style:font-family-complex="Agenda-LightCondensed" style:font-family-generic-complex="system" style:font-pitch-complex="variable" style:font-size-complex="12pt"/>
    </style:style>
    <style:style style:name="_2a_Table_20__23__26_Title_2f_1_20_line" style:display-name="*Table #&amp;Title/1 line" style:family="paragraph" style:parent-style-name="_2a_Table_20__23__20__26__20_Title"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size-asian="11pt" style:language-asian="en" style:country-asian="US"/>
    </style:style>
    <style:style style:name="_2a_table_20_column_20_headers_20_rev" style:display-name="*table column headers rev" style:family="paragraph" style:parent-style-name="_2a_Small_20_Table_20_column_20_body" style:default-outline-level="">
      <style:paragraph-properties fo:margin-left="0in" fo:margin-right="0in" fo:text-align="start" style:justify-single-word="false" fo:orphans="2" fo:widows="2" fo:text-indent="0in" style:auto-text-indent="false" style:vertical-align="auto">
        <style:tab-stops>
          <style:tab-stop style:position="-11.2874in"/>
          <style:tab-stop style:position="0in" style:type="right" style:leader-style="dotted" style:leader-text="."/>
          <style:tab-stop style:position="0.0217in" style:type="center" style:leader-style="solid" style:leader-text="-"/>
          <style:tab-stop style:position="0.2492in" style:type="center"/>
          <style:tab-stop style:position="0.6417in" style:type="center"/>
          <style:tab-stop style:position="1.0563in" style:type="center"/>
          <style:tab-stop style:position="1.4516in" style:type="right" style:leader-style="solid" style:leader-text="_"/>
          <style:tab-stop style:position="1.5035in"/>
          <style:tab-stop style:position="1.6445in" style:type="center"/>
          <style:tab-stop style:position="2.1398in" style:type="center"/>
          <style:tab-stop style:position="2.489in" style:type="right"/>
          <style:tab-stop style:position="2.6244in" style:type="center"/>
          <style:tab-stop style:position="2.6665in" style:type="center" style:leader-style="dotted" style:leader-text="."/>
          <style:tab-stop style:position="3.2in"/>
          <style:tab-stop style:position="11.5555in" style:type="center"/>
          <style:tab-stop style:position="11.6008in" style:type="center" style:leader-style="dotted" style:leader-text="."/>
          <style:tab-stop style:position="12.848in"/>
          <style:tab-stop style:position="12.8799in" style:type="right" style:leader-style="dotted" style:leader-text="."/>
          <style:tab-stop style:position="13.2118in"/>
        </style:tab-stops>
      </style:paragraph-properties>
      <style:text-properties fo:color="#ffffff" style:font-name="Agenda-BoldCondensed" fo:font-family="Agenda-BoldCondensed" style:font-family-generic="roman" style:font-pitch="variable" fo:font-size="10.5pt" fo:language="en" fo:country="US" style:font-size-asian="10.5pt" style:language-asian="en" style:country-asian="US"/>
    </style:style>
    <style:style style:name="Spell_20_List" style:display-name="Spell List" style:family="paragraph" style:parent-style-name="Core_20_Body_20_No_20_Indent"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Small_20_Table_20_Notes" style:display-name="*Small Table Notes" style:family="paragraph" style:default-outline-level="">
      <style:paragraph-properties fo:margin-left="0in" fo:margin-right="0in" fo:text-align="start" style:justify-single-word="false" fo:orphans="2" fo:widows="2" fo:text-indent="0in" style:auto-text-indent="false" style:vertical-align="auto" style:writing-mode="lr-tb">
        <style:tab-stops>
          <style:tab-stop style:position="0.1283in"/>
          <style:tab-stop style:position="0.2575in"/>
          <style:tab-stop style:position="1.6665in"/>
          <style:tab-stop style:position="2.9165in" style:type="center"/>
        </style:tab-stops>
      </style:paragraph-properties>
      <style:text-properties style:font-name="Agenda-LightCondensed" fo:font-family="Agenda-LightCondensed" style:font-family-generic="roman" style:font-pitch="variable" fo:font-size="9pt" fo:language="en" fo:country="US" style:font-name-asian="@Arial Unicode MS" style:font-family-asian="'@Arial Unicode MS'" style:font-family-generic-asian="system" style:font-pitch-asian="variable" style:font-size-asian="9pt" style:language-asian="en" style:country-asian="US" style:font-name-complex="Agenda-LightCondensed1" style:font-family-complex="Agenda-LightCondensed"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style:style style:name="Bullet_20_Only" style:display-name="Bullet Only" style:family="text">
      <style:text-properties style:font-name="Agenda-LightCondensed" fo:font-family="Agenda-LightCondensed" style:font-family-generic="roman" style:font-pitch="variable" fo:font-size="12pt" style:font-size-asian="12pt"/>
    </style:style>
    <style:style style:name="Sidebar_20_Body_20_Italic" style:display-name="Sidebar Body Italic" style:family="text">
      <style:text-properties style:font-name="Agenda-LightItalic" fo:font-family="Agenda-LightItalic" style:font-family-generic="roman" style:font-pitch="variable" fo:font-size="9.5pt" style:font-size-asian="9.5pt"/>
    </style:style>
    <style:style style:name="superscript_20__23__20_in_20_tables" style:display-name="superscript # in tables" style:family="text">
      <style:text-properties style:text-position="super 58%" style:font-name="Agenda-BoldCondensed" fo:font-family="Agenda-BoldCondensed" style:font-family-generic="roman" style:font-pitch="variable" fo:font-size="10.5pt" style:font-size-asian="10.5pt"/>
    </style:style>
    <style:style style:name="Table_20_Body_20_Italic" style:display-name="Table Body Italic" style:family="text">
      <style:text-properties style:font-name="Agenda-LightItalic" fo:font-family="Agenda-LightItalic" style:font-family-generic="roman" style:font-pitch="variable" fo:font-size="9.5pt" style:font-size-asian="9.5pt"/>
    </style:style>
    <style:style style:name="back_20_to_20_reg_20_body_20_copy" style:display-name="back to reg body copy" style:family="text">
      <style:text-properties style:font-name="Agenda-LightCondensed" fo:font-family="Agenda-LightCondensed" style:font-family-generic="roman" style:font-pitch="variable" fo:font-size="10.5pt" style:font-size-asian="10.5pt"/>
    </style:style>
    <style:style style:name="New_20_Style_20_Sheet" style:display-name="New Style Sheet" style:family="text">
      <style:text-properties style:font-name="Agenda-LightCondensed" fo:font-family="Agenda-LightCondensed" style:font-family-generic="roman" style:font-pitch="variable" fo:font-size="9pt" style:font-size-asian="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X Items</dc:title>
    <dc:subject>MSRD</dc:subject>
    <meta:initial-creator>AKSmith</meta:initial-creator>
    <meta:creation-date>2002-09-25T12:09:00</meta:creation-date>
    <dc:date>2003-08-29T10:27:00</dc:date>
    <meta:editing-cycles>116</meta:editing-cycles>
    <meta:editing-duration>PT3M17S</meta:editing-duration>
    <meta:document-statistic meta:table-count="3" meta:image-count="0" meta:object-count="0" meta:page-count="15" meta:paragraph-count="249" meta:word-count="5194" meta:character-count="29706" meta:non-whitespace-character-count="24754"/>
    <meta:generator>LibreOffice/5.4.6.2$Linux_X86_64 LibreOffice_project/40m0$Build-2</meta:generator>
    <meta:user-defined meta:name="Company">Wizards of the Coast</meta:user-defined>
    <meta:user-defined meta:name="Operator">AKSmith</meta:user-defined>
  </office:meta>
</office:document-meta>
</file>